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596078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text-properties officeooo:paragraph-rsid="06f5639b"/>
    </style:style>
    <style:style style:name="P25" style:family="paragraph" style:parent-style-name="Standard">
      <style:text-properties officeooo:paragraph-rsid="0c819a59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7" style:family="paragraph" style:parent-style-name="Standard">
      <style:text-properties officeooo:paragraph-rsid="0c8364eb"/>
    </style:style>
    <style:style style:name="P28" style:family="paragraph" style:parent-style-name="Standard">
      <style:text-properties officeooo:paragraph-rsid="0c851cf6"/>
    </style:style>
    <style:style style:name="P29" style:family="paragraph" style:parent-style-name="Standard">
      <style:text-properties officeooo:paragraph-rsid="0c8b5238"/>
    </style:style>
    <style:style style:name="P30" style:family="paragraph" style:parent-style-name="Standard">
      <style:text-properties officeooo:paragraph-rsid="0b0ddd8e"/>
    </style:style>
    <style:style style:name="P31" style:family="paragraph" style:parent-style-name="Standard">
      <style:text-properties officeooo:paragraph-rsid="0ca56a54"/>
    </style:style>
    <style:style style:name="P32" style:family="paragraph" style:parent-style-name="Standard">
      <style:text-properties officeooo:paragraph-rsid="0ca5faa5"/>
    </style:style>
    <style:style style:name="P33" style:family="paragraph" style:parent-style-name="Standard">
      <style:text-properties officeooo:paragraph-rsid="0ca6ddb9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style:text-properties officeooo:paragraph-rsid="0cb0a1fd"/>
    </style:style>
    <style:style style:name="P38" style:family="paragraph" style:parent-style-name="Standard">
      <style:text-properties officeooo:paragraph-rsid="0cb27039"/>
    </style:style>
    <style:style style:name="P39" style:family="paragraph" style:parent-style-name="Standard">
      <style:text-properties officeooo:paragraph-rsid="0cb38183"/>
    </style:style>
    <style:style style:name="P40" style:family="paragraph" style:parent-style-name="Standard">
      <style:text-properties officeooo:paragraph-rsid="0cb428e8"/>
    </style:style>
    <style:style style:name="P41" style:family="paragraph" style:parent-style-name="Standard">
      <style:text-properties officeooo:paragraph-rsid="0cb627b6"/>
    </style:style>
    <style:style style:name="P42" style:family="paragraph" style:parent-style-name="Standard">
      <style:text-properties officeooo:paragraph-rsid="0a0f8417"/>
    </style:style>
    <style:style style:name="P43" style:family="paragraph" style:parent-style-name="Standard">
      <style:text-properties officeooo:paragraph-rsid="0cbe2b6f"/>
    </style:style>
    <style:style style:name="P44" style:family="paragraph" style:parent-style-name="Standard">
      <style:text-properties officeooo:paragraph-rsid="0cc50ec9"/>
    </style:style>
    <style:style style:name="P45" style:family="paragraph" style:parent-style-name="Standard">
      <style:text-properties officeooo:paragraph-rsid="0cc5fe5b"/>
    </style:style>
    <style:style style:name="P46" style:family="paragraph" style:parent-style-name="Standard">
      <style:text-properties officeooo:paragraph-rsid="0cc79a2d"/>
    </style:style>
    <style:style style:name="P47" style:family="paragraph" style:parent-style-name="Standard">
      <style:text-properties officeooo:paragraph-rsid="0ce3fa52"/>
    </style:style>
    <style:style style:name="P48" style:family="paragraph" style:parent-style-name="Standard">
      <style:text-properties officeooo:paragraph-rsid="0ce45be1"/>
    </style:style>
    <style:style style:name="P49" style:family="paragraph" style:parent-style-name="Standard">
      <style:text-properties officeooo:paragraph-rsid="0ce58c9e"/>
    </style:style>
    <style:style style:name="P50" style:family="paragraph" style:parent-style-name="Standard">
      <style:text-properties officeooo:paragraph-rsid="0cec0708"/>
    </style:style>
    <style:style style:name="P51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2" style:family="paragraph" style:parent-style-name="Standard">
      <style:text-properties officeooo:paragraph-rsid="0d0f14ca"/>
    </style:style>
    <style:style style:name="P53" style:family="paragraph" style:parent-style-name="Standard">
      <style:text-properties officeooo:paragraph-rsid="0d13f73f"/>
    </style:style>
    <style:style style:name="P54" style:family="paragraph" style:parent-style-name="Standard">
      <style:text-properties officeooo:paragraph-rsid="0d1ec96e"/>
    </style:style>
    <style:style style:name="P55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text-properties officeooo:paragraph-rsid="0d1be4a7"/>
    </style:style>
    <style:style style:name="P57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58" style:family="paragraph" style:parent-style-name="Standard">
      <style:text-properties officeooo:paragraph-rsid="0d2e61eb"/>
    </style:style>
    <style:style style:name="P59" style:family="paragraph" style:parent-style-name="Standard">
      <style:text-properties officeooo:paragraph-rsid="0d4a40eb"/>
    </style:style>
    <style:style style:name="P60" style:family="paragraph" style:parent-style-name="Standard">
      <style:text-properties officeooo:paragraph-rsid="0d4b85c3"/>
    </style:style>
    <style:style style:name="P61" style:family="paragraph" style:parent-style-name="Standard">
      <style:text-properties officeooo:paragraph-rsid="0d53468e"/>
    </style:style>
    <style:style style:name="P62" style:family="paragraph" style:parent-style-name="Standard">
      <style:text-properties officeooo:paragraph-rsid="0d5392ef"/>
    </style:style>
    <style:style style:name="P63" style:family="paragraph" style:parent-style-name="Standard">
      <style:text-properties officeooo:paragraph-rsid="0d5b93b9"/>
    </style:style>
    <style:style style:name="P64" style:family="paragraph" style:parent-style-name="Standard">
      <style:text-properties officeooo:paragraph-rsid="0d701f4f"/>
    </style:style>
    <style:style style:name="P65" style:family="paragraph" style:parent-style-name="Standard">
      <style:text-properties officeooo:paragraph-rsid="0d70ffa9"/>
    </style:style>
    <style:style style:name="P66" style:family="paragraph" style:parent-style-name="Standard">
      <style:text-properties officeooo:paragraph-rsid="0d72da1f"/>
    </style:style>
    <style:style style:name="P67" style:family="paragraph" style:parent-style-name="Standard">
      <style:text-properties officeooo:paragraph-rsid="0d73904e"/>
    </style:style>
    <style:style style:name="P68" style:family="paragraph" style:parent-style-name="Footnote">
      <style:text-properties officeooo:paragraph-rsid="04473353"/>
    </style:style>
    <style:style style:name="P69" style:family="paragraph" style:parent-style-name="Footnote">
      <style:text-properties officeooo:paragraph-rsid="0bf8351d"/>
    </style:style>
    <style:style style:name="P70" style:family="paragraph" style:parent-style-name="Footnote">
      <style:text-properties officeooo:paragraph-rsid="0cf7e116"/>
    </style:style>
    <style:style style:name="P71" style:family="paragraph" style:parent-style-name="Footnote">
      <style:text-properties officeooo:paragraph-rsid="0cfb8404"/>
    </style:style>
    <style:style style:name="P72" style:family="paragraph" style:parent-style-name="Footnote">
      <style:text-properties officeooo:paragraph-rsid="0d2b38cd"/>
    </style:style>
    <style:style style:name="P73" style:family="paragraph" style:parent-style-name="Footnote">
      <style:text-properties officeooo:rsid="043ccc66" officeooo:paragraph-rsid="0c397b0b"/>
    </style:style>
    <style:style style:name="P74" style:family="paragraph" style:parent-style-name="Footnote">
      <style:text-properties officeooo:paragraph-rsid="0d6a0c36"/>
    </style:style>
    <style:style style:name="P7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6" style:family="paragraph" style:parent-style-name="Footnote">
      <style:text-properties officeooo:paragraph-rsid="0bf8351d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8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76dfea"/>
    </style:style>
    <style:style style:name="P8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d76dfe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83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font-style="normal" officeooo:rsid="00bddfbe" style:font-size-asian="12pt" style:font-size-complex="12pt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678b19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style:text-line-through-style="none" style:text-line-through-type="none" style:font-name="Ubuntu3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2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203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204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205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20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1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8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0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1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6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7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style:font-name="Ubuntu3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style:font-name="Ubuntu3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style:font-name="Ubuntu3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style:font-name="Ubuntu3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style:font-name="Ubuntu3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style:font-name="Ubuntu3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style:font-name="Ubuntu3" fo:font-size="12pt" fo:language="nl" fo:country="NL" fo:font-weight="normal" officeooo:rsid="0d782d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Ubuntu3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Ubuntu3" fo:font-size="12pt" fo:language="nl" fo:country="NL" fo:font-weight="normal" officeooo:rsid="0d782d9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314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fo:color="#000000" style:font-name="Ubuntu3" fo:font-size="12pt" fo:language="nl" fo:country="NL" fo:font-style="normal" fo:font-weight="normal" officeooo:rsid="0df64e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fo:color="#000000" style:font-name="Ubuntu3" fo:font-size="12pt" fo:language="nl" fo:country="NL" fo:font-style="normal" fo:font-weight="normal" officeooo:rsid="0df6739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style:font-name="Ubuntu3" fo:font-size="12pt" fo:language="nl" fo:country="NL" fo:font-style="normal" fo:font-weight="normal" officeooo:rsid="0d782d9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5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6" style:family="text">
      <style:text-properties fo:color="#000000" style:font-name="Ubuntu3" fo:font-size="12pt" fo:language="nl" fo:country="NL" fo:font-style="normal" fo:font-weight="normal" officeooo:rsid="0df6739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7" style:family="text">
      <style:text-properties fo:color="#000000" style:font-name="Ubuntu3" fo:font-size="12pt" fo:language="nl" fo:country="NL" fo:font-style="normal" fo:font-weight="normal" officeooo:rsid="0df64e5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8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1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3" style:family="text">
      <style:text-properties fo:color="#000000" style:font-name="Ubuntu3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4" style:family="text">
      <style:text-properties fo:color="#000000" style:font-name="Ubuntu3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5" style:family="text">
      <style:text-properties fo:color="#000000" style:font-name="Ubuntu3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6" style:family="text">
      <style:text-properties fo:color="#000000" style:font-name="Ubuntu3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7" style:family="text">
      <style:text-properties fo:color="#000000" style:font-name="Ubuntu3" fo:font-size="12pt" style:text-underline-style="none" officeooo:rsid="057e0008" style:font-size-asian="12pt" style:font-size-complex="12pt"/>
    </style:style>
    <style:style style:name="T338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39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40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41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42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43" style:family="text">
      <style:text-properties fo:color="#000000" style:font-name="Ubuntu3" fo:font-size="12pt" style:font-size-asian="12pt" style:font-size-complex="12pt"/>
    </style:style>
    <style:style style:name="T344" style:family="text">
      <style:text-properties fo:color="#000000" style:font-name="Ubuntu3" fo:font-size="12pt" officeooo:rsid="004804ae" style:font-size-asian="12pt" style:font-size-complex="12pt"/>
    </style:style>
    <style:style style:name="T345" style:family="text">
      <style:text-properties fo:color="#000000" style:font-name="Ubuntu3" fo:font-size="12pt" officeooo:rsid="0bac438a" style:font-size-asian="12pt" style:font-size-complex="12pt"/>
    </style:style>
    <style:style style:name="T346" style:family="text">
      <style:text-properties fo:color="#000000" style:text-underline-style="none" officeooo:rsid="0588721b" style:font-size-asian="12pt" style:font-size-complex="12pt"/>
    </style:style>
    <style:style style:name="T347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8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9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style:font-name="Ubuntu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7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60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61" style:family="text">
      <style:text-properties fo:color="#000000" style:font-name="Ubuntu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62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63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64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65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66" style:family="text">
      <style:text-properties style:text-line-through-style="none" style:text-line-through-type="none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3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3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3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3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Ubuntu3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Ubuntu3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Ubuntu3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Ubuntu3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Ubuntu3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Ubuntu3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Ubuntu3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Ubuntu3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Ubuntu3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Ubuntu3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Ubuntu3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82" style:family="text">
      <style:text-properties style:text-line-through-style="none" style:text-line-through-type="none" style:font-name="Ubuntu3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83" style:family="text">
      <style:text-properties style:text-line-through-style="none" style:text-line-through-type="none" style:font-name="Ubuntu3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84" style:family="text">
      <style:text-properties style:text-line-through-style="none" style:text-line-through-type="none" style:font-name="Ubuntu3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85" style:family="text">
      <style:text-properties style:text-line-through-style="none" style:text-line-through-type="none" style:font-name="Ubuntu3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86" style:family="text">
      <style:text-properties style:text-line-through-style="none" style:text-line-through-type="none" style:font-name="Ubuntu3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87" style:family="text">
      <style:text-properties style:text-line-through-style="none" style:text-line-through-type="none" style:font-name="Ubuntu3" fo:font-size="12pt" style:text-underline-style="none" style:font-size-asian="12pt" style:font-size-complex="12pt"/>
    </style:style>
    <style:style style:name="T388" style:family="text">
      <style:text-properties style:text-line-through-style="none" style:text-line-through-type="none" style:font-name="Ubuntu3" fo:font-size="12pt" style:text-underline-style="none" officeooo:rsid="0055eeeb" style:font-size-asian="12pt" style:font-size-complex="12pt"/>
    </style:style>
    <style:style style:name="T389" style:family="text">
      <style:text-properties style:text-line-through-style="none" style:text-line-through-type="none" style:font-name="Ubuntu3" fo:font-size="12pt" style:text-underline-style="none" officeooo:rsid="0015c265" style:font-size-asian="12pt" style:font-size-complex="12pt"/>
    </style:style>
    <style:style style:name="T390" style:family="text">
      <style:text-properties style:text-line-through-style="none" style:text-line-through-type="none" style:font-name="Ubuntu3" fo:font-size="12pt" style:text-underline-style="none" officeooo:rsid="05789dad" style:font-size-asian="12pt" style:font-size-complex="12pt"/>
    </style:style>
    <style:style style:name="T391" style:family="text">
      <style:text-properties style:text-line-through-style="none" style:text-line-through-type="none" style:font-name="Ubuntu3" fo:font-size="12pt" style:text-underline-style="none" officeooo:rsid="00bddfbe" style:font-size-asian="12pt" style:font-size-complex="12pt"/>
    </style:style>
    <style:style style:name="T392" style:family="text">
      <style:text-properties style:text-line-through-style="none" style:text-line-through-type="none" style:font-name="Ubuntu3" fo:font-size="12pt" style:text-underline-style="none" officeooo:rsid="057a5164" style:font-size-asian="12pt" style:font-size-complex="12pt"/>
    </style:style>
    <style:style style:name="T393" style:family="text">
      <style:text-properties style:text-line-through-style="none" style:text-line-through-type="none" style:font-name="Ubuntu3" fo:font-size="12pt" style:text-underline-style="none" officeooo:rsid="0353fa6c" style:font-size-asian="12pt" style:font-size-complex="12pt"/>
    </style:style>
    <style:style style:name="T394" style:family="text">
      <style:text-properties style:text-line-through-style="none" style:text-line-through-type="none" style:font-name="Ubuntu3" fo:font-size="12pt" style:text-underline-style="none" officeooo:rsid="0371cd02" style:font-size-asian="12pt" style:font-size-complex="12pt"/>
    </style:style>
    <style:style style:name="T395" style:family="text">
      <style:text-properties style:text-line-through-style="none" style:text-line-through-type="none" style:font-name="Ubuntu3" fo:font-size="12pt" style:text-underline-style="none" officeooo:rsid="06a75228" style:font-size-asian="12pt" style:font-size-complex="12pt"/>
    </style:style>
    <style:style style:name="T396" style:family="text">
      <style:text-properties style:text-line-through-style="none" style:text-line-through-type="none" style:font-name="Ubuntu3" fo:font-size="12pt" style:text-underline-style="none" officeooo:rsid="0895525b" style:font-size-asian="12pt" style:font-size-complex="12pt"/>
    </style:style>
    <style:style style:name="T397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98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99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400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401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402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403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404" style:family="text">
      <style:text-properties style:use-window-font-color="true"/>
    </style:style>
    <style:style style:name="T405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9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0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1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3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4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5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6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8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9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0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use-window-font-color="true" style:font-name="Ubuntu3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2" style:family="text">
      <style:text-properties style:use-window-font-color="true" style:font-name="Ubuntu3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3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4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5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6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7" style:family="text">
      <style:text-properties style:use-window-font-color="true" style:font-name="Ubuntu3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8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9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0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1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2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3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4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5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36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37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38" style:family="text">
      <style:text-properties style:use-window-font-color="true" officeooo:rsid="047da547"/>
    </style:style>
    <style:style style:name="T439" style:family="text">
      <style:text-properties style:use-window-font-color="true" style:text-position="super 58%" style:font-name="Ubuntu3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0" style:family="text">
      <style:text-properties style:use-window-font-color="true" style:text-position="super 58%" style:font-name="Ubuntu3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1" style:family="text">
      <style:text-properties officeooo:rsid="047fb57c"/>
    </style:style>
    <style:style style:name="T442" style:family="text">
      <style:text-properties officeooo:rsid="047da547"/>
    </style:style>
    <style:style style:name="T443" style:family="text">
      <style:text-properties officeooo:rsid="01657261" style:font-size-asian="12pt" style:font-size-complex="12pt"/>
    </style:style>
    <style:style style:name="T444" style:family="text">
      <style:text-properties officeooo:rsid="00bddfbe" style:font-size-asian="12pt" style:font-size-complex="12pt"/>
    </style:style>
    <style:style style:name="T445" style:family="text">
      <style:text-properties officeooo:rsid="04473353"/>
    </style:style>
    <style:style style:name="T446" style:family="text">
      <style:text-properties fo:font-weight="normal" style:font-weight-asian="normal" style:font-weight-complex="normal"/>
    </style:style>
    <style:style style:name="T447" style:family="text">
      <style:text-properties fo:font-weight="normal" officeooo:rsid="0d53468e" style:font-weight-asian="normal" style:font-weight-complex="normal"/>
    </style:style>
    <style:style style:name="T448" style:family="text">
      <style:text-properties fo:font-weight="normal" officeooo:rsid="0d5e9ec2" style:font-weight-asian="normal" style:font-weight-complex="normal"/>
    </style:style>
    <style:style style:name="T449" style:family="text">
      <style:text-properties fo:font-weight="normal" officeooo:rsid="0d516aa8" style:font-weight-asian="normal" style:font-weight-complex="normal"/>
    </style:style>
    <style:style style:name="T450" style:family="text">
      <style:text-properties fo:font-weight="normal" officeooo:rsid="0d6a0c36" style:font-weight-asian="normal" style:font-weight-complex="normal"/>
    </style:style>
    <style:style style:name="T451" style:family="text">
      <style:text-properties officeooo:rsid="06049971"/>
    </style:style>
    <style:style style:name="T452" style:family="text">
      <style:text-properties fo:font-weight="bold" officeooo:rsid="06049971" style:font-weight-asian="bold" style:font-weight-complex="bold"/>
    </style:style>
    <style:style style:name="T453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a746bb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4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5" style:family="text">
      <style:text-properties officeooo:rsid="050aa1f1"/>
    </style:style>
    <style:style style:name="T456" style:family="text">
      <style:text-properties officeooo:rsid="05903285"/>
    </style:style>
    <style:style style:name="T457" style:family="text">
      <style:text-properties officeooo:rsid="0594b105"/>
    </style:style>
    <style:style style:name="T458" style:family="text">
      <style:text-properties officeooo:rsid="0a6f0a69"/>
    </style:style>
    <style:style style:name="T459" style:family="text">
      <style:text-properties officeooo:rsid="0aace3cd"/>
    </style:style>
    <style:style style:name="T460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61" style:family="text">
      <style:text-properties fo:font-size="10pt" officeooo:rsid="06049971" style:font-size-asian="10pt" style:font-size-complex="10pt"/>
    </style:style>
    <style:style style:name="T462" style:family="text">
      <style:text-properties fo:font-size="10pt" officeooo:rsid="0d5b05c5" style:font-size-asian="10pt" style:font-style-asian="italic" style:font-size-complex="10pt" style:font-style-complex="italic"/>
    </style:style>
    <style:style style:name="T463" style:family="text">
      <style:text-properties fo:font-size="10pt" officeooo:rsid="06049971" style:font-size-asian="10pt" style:font-style-asian="italic" style:font-size-complex="10pt" style:font-style-complex="italic"/>
    </style:style>
    <style:style style:name="T464" style:family="text">
      <style:text-properties officeooo:rsid="0b952edb"/>
    </style:style>
    <style:style style:name="T465" style:family="text">
      <style:text-properties fo:font-size="8pt" style:font-size-asian="8pt" style:font-size-complex="8pt" loext:padding="0.049cm" loext:border="0.31pt solid #000000"/>
    </style:style>
    <style:style style:name="T466" style:family="text">
      <style:text-properties officeooo:rsid="0394a435"/>
    </style:style>
    <style:style style:name="T467" style:family="text">
      <style:text-properties officeooo:rsid="0be4091b"/>
    </style:style>
    <style:style style:name="T468" style:family="text">
      <style:text-properties officeooo:rsid="0bf888a9"/>
    </style:style>
    <style:style style:name="T469" style:family="text">
      <style:text-properties officeooo:rsid="0cf7e116"/>
    </style:style>
    <style:style style:name="T470" style:family="text">
      <style:text-properties officeooo:rsid="0d1ec96e"/>
    </style:style>
    <style:style style:name="T471" style:family="text">
      <style:text-properties officeooo:rsid="0d4a40eb"/>
    </style:style>
    <style:style style:name="T472" style:family="text">
      <style:text-properties officeooo:rsid="0d52ea33"/>
    </style:style>
    <style:style style:name="T473" style:family="text">
      <style:text-properties officeooo:rsid="0d53468e"/>
    </style:style>
    <style:style style:name="T474" style:family="text">
      <style:text-properties officeooo:rsid="0d5392ef"/>
    </style:style>
    <style:style style:name="T475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76" style:family="text">
      <style:text-properties style:text-position="super 58%" fo:font-size="10pt" officeooo:rsid="0d5b05c5" style:font-size-asian="10pt" style:font-style-asian="italic" style:font-size-complex="10pt" style:font-style-complex="italic"/>
    </style:style>
    <style:style style:name="T477" style:family="text">
      <style:text-properties officeooo:rsid="0d615979"/>
    </style:style>
    <style:style style:name="T478" style:family="text">
      <style:text-properties officeooo:rsid="0d692d75"/>
    </style:style>
    <style:style style:name="T479" style:family="text">
      <style:text-properties officeooo:rsid="0d6a0c36"/>
    </style:style>
    <style:style style:name="T480" style:family="text">
      <style:text-properties officeooo:rsid="0d782d94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4" form:id="control4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5" form:id="control4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6" form:id="control4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7" form:id="control4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8" form:id="control4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9" form:id="control4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50" form:id="control5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7" form:id="control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8" form:id="control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span text:style-name="Strong_20_Emphasis"><text:span text:style-name="T302">C</text:span></text:span><text:span text:style-name="Strong_20_Emphasis"><text:span text:style-name="T297">hecklist voor </text:span></text:span><text:span text:style-name="Strong_20_Emphasis"><text:span text:style-name="T307">de installatie</text:span></text:span><text:span text:style-name="Strong_20_Emphasis"><text:span text:style-name="T297"> van </text:span></text:span><text:reference-mark-start text:name="Distributie"/><text:span text:style-name="Strong_20_Emphasis"><text:span text:style-name="T300">Ubuntu</text:span></text:span><text:reference-mark-end text:name="Distributie"/><text:span text:style-name="Strong_20_Emphasis"><text:span text:style-name="T300"> </text:span></text:span><text:reference-mark-start text:name="Versie"/><text:span text:style-name="Strong_20_Emphasis"><text:span text:style-name="T306">20</text:span></text:span><text:span text:style-name="Strong_20_Emphasis"><text:span text:style-name="T305">.04</text:span></text:span><text:reference-mark-end text:name="Versie"/><text:span text:style-name="Strong_20_Emphasis"><text:span text:style-name="T298"> </text:span></text:span><text:span text:style-name="Strong_20_Emphasis"><text:span text:style-name="T312">LTS</text:span></text:span><text:span text:style-name="Strong_20_Emphasis"><text:span text:style-name="T298"><text:note text:id="ftn1" text:note-class="footnote"><text:note-citation>1</text:note-citation><text:note-body><text:p text:style-name="P69"><text:span text:style-name="T466">Deze versie </text:span><text:span text:style-name="T467">20.04 </text:span><text:span text:style-name="T466">heeft codenaam Focal Fossa (focal) en is een zogenaamde LTS-versie (Long-Term Support, langetermijnondersteuning). <text:s/>Een LTS-versie verschijnt iedere twee jaar </text:span><text:span text:style-name="T472">in </text:span><text:span text:style-name="T466">april (deze in april 2020) en wordt vanaf vrijgave </text:span><text:span text:style-name="T353">vijf</text:span><text:span text:style-name="T466"> jaar ondersteund</text:span><text:span text:style-name="T458"> </text:span><text:span text:style-name="T466">(</text:span><text:span text:style-name="T468">updates </text:span><text:span text:style-name="T466">tot april 2025</text:span><text:span text:style-name="T458">)</text:span><text:span text:style-name="T466">.</text:span></text:p></text:note-body></text:note></text:span></text:span><text:span text:style-name="Strong_20_Emphasis"><text:span text:style-name="T312"> </text:span></text:span><text:reference-mark-start text:name="Editie"/><text:span text:style-name="Strong_20_Emphasis"><text:span text:style-name="T299">desktop</text:span></text:span><text:reference-mark-end text:name="Editie"/><text:span text:style-name="Strong_20_Emphasis"><text:span text:style-name="T301">.</text:span></text:span></text:p>
      <text:p text:style-name="P9"/>
      <text:p text:style-name="P24"><text:span text:style-name="T19">Kijk op</text:span><text:span text:style-name="T297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97"> </text:span><text:span text:style-name="T405">voor</text:span><text:span text:style-name="T406"> </text:span><text:span text:style-name="T407">deze en andere </text:span><text:span text:style-name="T20">checklists, scripts, en overige bestanden.</text:span></text:p>
      <text:p text:style-name="P19"/>
      <text:p text:style-name="P51"><text:span text:style-name="T198">D</text:span><text:span text:style-name="T197">it is een invulbare PD</text:span><text:span text:style-name="T199">F</text:span><text:span text:style-name="T197"> met tekst- en keuzevakken; </text:span><text:span text:style-name="T200">a</text:span><text:span text:style-name="T197">fdrukken is niet noodzakelijk.</text:span></text:p>
      <text:p text:style-name="P10"/>
      <text:p text:style-name="P10">V<text:span text:style-name="T441">ul de waarden in het tekstvak achter de </text:span><text:span text:style-name="Definition"><text:span text:style-name="T442">schuingedrukte</text:span></text:span> <text:span text:style-name="T442">woorden </text:span><text:span text:style-name="T438">(zie toelichting)</text:span><text:span text:style-name="T442">:</text:span></text:p>
      <text:p text:style-name="P4"><text:span text:style-name="Definition"><text:span text:style-name="T412">g</text:span></text:span><text:span text:style-name="Definition"><text:span text:style-name="T411">ebruiker</text:span></text:span><text:span text:style-name="Definition"><text:span text:style-name="T413"><text:tab/><text:tab/></text:span></text:span><text:span text:style-name="Definition"><text:span text:style-name="T404"> <text:tab/><text:tab/></text:span></text:span><text:span text:style-name="T414"><draw:control text:anchor-type="as-char" svg:y="-0.429cm" draw:z-index="44" draw:name="Gebruiker" draw:style-name="gr2" draw:text-style-name="P86" svg:width="6.061cm" svg:height="0.6cm" draw:control="control45"><svg:title>Gebruiker</svg:title><svg:desc>Volledige naam, bijv. Jan Stek</svg:desc></draw:control></text:span><text:span text:style-name="T414"><text:tab/></text:span><text:span text:style-name="T415">(</text:span><text:span text:style-name="T435">volledige naam, bijv. </text:span><text:span text:style-name="T437">Karel Kamer</text:span><text:span text:style-name="T436">)</text:span></text:p>
      <text:p text:style-name="Standard"><text:span text:style-name="Definition"><text:span text:style-name="T412">g</text:span></text:span><text:span text:style-name="Definition"><text:span text:style-name="T411">ebruikersnaam<text:tab/><text:tab/></text:span></text:span><text:span text:style-name="Definition"><text:span text:style-name="T411"><draw:control text:anchor-type="as-char" svg:y="-0.429cm" draw:z-index="45" draw:name="Gberuikersnaam" draw:style-name="gr2" draw:text-style-name="P86" svg:width="6.061cm" svg:height="0.6cm" draw:control="control46"><svg:title>Gebruikersnaam</svg:title><svg:desc>Korte naam, bijv. jan</svg:desc></draw:control></text:span></text:span><text:span text:style-name="Definition"><text:span text:style-name="T411"><text:tab/></text:span></text:span><text:span text:style-name="T3">(korte naam, bijv. </text:span><text:span text:style-name="T335">karel</text:span><text:span text:style-name="T3">)</text:span></text:p>
      <text:p text:style-name="P2"><text:span text:style-name="Definition"><text:span text:style-name="T429">c</text:span></text:span><text:span text:style-name="Definition"><text:span text:style-name="T428">omputernaam<text:tab/><text:tab/></text:span></text:span><text:span text:style-name="Definition"><text:span text:style-name="T414"><draw:control text:anchor-type="as-char" svg:y="-0.429cm" draw:z-index="46" draw:name="Computernaam" draw:style-name="gr2" draw:text-style-name="P86" svg:width="6.061cm" svg:height="0.6cm" draw:control="control47"><svg:title>Computernaam</svg:title><svg:desc>Unieke naam van de computer</svg:desc></draw:control></text:span></text:span><text:span text:style-name="Definition"><text:span text:style-name="T414"><text:tab/></text:span></text:span><text:span text:style-name="Definition"><text:span text:style-name="T418">(</text:span></text:span><text:span text:style-name="Definition"><text:span text:style-name="T416">unieke naam van de compute</text:span></text:span><text:span text:style-name="Definition"><text:span text:style-name="T417">r</text:span></text:span><text:span text:style-name="Definition"><text:span text:style-name="T418">)</text:span></text:span></text:p>
      <text:p text:style-name="P2"><text:span text:style-name="Definition"><text:span text:style-name="T412">o</text:span></text:span><text:span text:style-name="Definition"><text:span text:style-name="T411">pstartmenu</text:span></text:span><text:span text:style-name="Definition"><text:span text:style-name="T414"><text:tab/><text:tab/><text:tab/></text:span></text:span><text:span text:style-name="Definition"><text:span text:style-name="T414"><draw:control text:anchor-type="as-char" svg:y="-0.429cm" draw:z-index="47" draw:name="Opstartmenu" draw:style-name="gr2" draw:text-style-name="P86" svg:width="6.061cm" svg:height="0.6cm" draw:control="control48"><svg:title>Opstartmenu</svg:title><svg:desc>Toets voor het opstartmenu ("bootmenu")</svg:desc></draw:control></text:span></text:span><text:span text:style-name="Definition"><text:span text:style-name="T414"><text:tab/></text:span></text:span><text:span text:style-name="Definition"><text:span text:style-name="T418">(</text:span></text:span><text:span text:style-name="Definition"><text:span text:style-name="T416">to</text:span></text:span><text:span text:style-name="Definition"><text:span text:style-name="T425">ets voor het opstartmedium</text:span></text:span><text:span text:style-name="Definition"><text:span text:style-name="T426">)</text:span></text:span></text:p>
      <text:p text:style-name="P2"><text:span text:style-name="Definition"><text:span text:style-name="T430">i</text:span></text:span><text:span text:style-name="Definition"><text:span text:style-name="T431">nstellingen</text:span></text:span><text:span text:style-name="T418"><text:tab/><text:tab/> <text:tab/></text:span><text:span text:style-name="T418"><draw:control text:anchor-type="as-char" svg:y="-0.429cm" draw:z-index="43" draw:name="Instellingen" draw:style-name="gr2" draw:text-style-name="P86" svg:width="6.061cm" svg:height="0.6cm" draw:control="control44"><svg:title>Instellingen</svg:title><svg:desc>Toets voor het BIOS/UEFI-scherm ("setup")</svg:desc></draw:control></text:span><text:span text:style-name="T418"><text:tab/>(</text:span><text:span text:style-name="T416">toets voor het BIOS/UEFI-scherm</text:span><text:span text:style-name="T418">)</text:span></text:p>
      <text:p text:style-name="P3"><text:span text:style-name="Definition"><text:span text:style-name="T408">2</text:span></text:span><text:span text:style-name="Definition"><text:span text:style-name="T410">e </text:span></text:span><text:span text:style-name="Definition"><text:span text:style-name="T432">gebr</text:span></text:span><text:span text:style-name="Definition"><text:span text:style-name="T408">uiker </text:span></text:span><text:span text:style-name="Definition"><text:span text:style-name="T409">(evt.)</text:span></text:span><text:span text:style-name="T418"><text:tab/></text:span><text:span text:style-name="T418"><draw:control text:anchor-type="as-char" svg:y="-0.429cm" draw:z-index="48" draw:name="Instellingen_0" draw:style-name="gr2" draw:text-style-name="P86" svg:width="6.061cm" svg:height="0.6cm" draw:control="control49"><svg:title>Instellingen</svg:title><svg:desc>Toets voor het BIOS/UEFI-scherm ("setup")</svg:desc></draw:control></text:span><text:span text:style-name="T418"><text:tab/>(volledige naam </text:span><text:span text:style-name="T422">evt. </text:span><text:span text:style-name="T421">2</text:span><text:span text:style-name="T439">e</text:span><text:span text:style-name="T421"> </text:span><text:span text:style-name="T418">gebruiker)</text:span></text:p>
      <text:p text:style-name="P6"><text:span text:style-name="Definition"><text:span text:style-name="T408">2</text:span></text:span><text:span text:style-name="Definition"><text:span text:style-name="T410">e</text:span></text:span><text:span text:style-name="Definition"><text:span text:style-name="T408"> </text:span></text:span><text:span text:style-name="Definition"><text:span text:style-name="T434">g</text:span></text:span><text:span text:style-name="Definition"><text:span text:style-name="T433">ebruikersnaam<text:tab/></text:span></text:span><text:span text:style-name="T418"><draw:control text:anchor-type="as-char" svg:y="-0.429cm" draw:z-index="49" draw:name="Instellingen_1" draw:style-name="gr2" draw:text-style-name="P86" svg:width="6.061cm" svg:height="0.6cm" draw:control="control50"><svg:title>Instellingen</svg:title><svg:desc>Toets voor het BIOS/UEFI-scherm ("setup")</svg:desc></draw:control></text:span><text:span text:style-name="T418"><text:tab/>(</text:span><text:span text:style-name="T416">korte naam </text:span><text:span text:style-name="T423">ev</text:span><text:span text:style-name="T424">entuele</text:span><text:span text:style-name="T422"> </text:span><text:span text:style-name="T427">2</text:span><text:span text:style-name="T440">e</text:span><text:span text:style-name="T427"> </text:span><text:span text:style-name="T419">gebr</text:span><text:span text:style-name="T420">uiker</text:span><text:span text:style-name="T418">)</text:span></text:p>
      <text:p text:style-name="P3"><text:span text:style-name="T319">Vervang </text:span><text:span text:style-name="Definition"><text:span text:style-name="T17">schuingedrukte</text:span></text:span><text:span text:style-name="T319"> </text:span><text:span text:style-name="T320">woorden </text:span><text:span text:style-name="T319">in deze checklist door </text:span><text:span text:style-name="T320">boven</text:span><text:span text:style-name="T319">staande waarden.</text:span></text:p>
      <text:p text:style-name="P3"><text:span text:style-name="T319"/></text:p>
      <text:p text:style-name="P80"><text:span text:style-name="T326">Zie</text:span><text:span text:style-name="T319"> ook </text:span><text:span text:style-name="T319"><text:file-name text:display="name">Checklist_installatie_Ubuntu_20.04_LTS_desktop</text:file-name></text:span><text:span text:style-name="T319">_</text:span><text:span text:style-name="Definition"><text:span text:style-name="T11">computernaam</text:span></text:span><text:span text:style-name="T319">.odt (</text:span><text:span text:style-name="T322">als</text:span><text:span text:style-name="T319"> aanwezig).</text:span></text:p>
      <text:p text:style-name="P81"><text:span text:style-name="T319"/></text:p>
      <text:p text:style-name="P11"/>
      <text:p text:style-name="P1"><text:span text:style-name="Strong_20_Emphasis"><text:span text:style-name="T314"/></text:span></text:p>
      <text:p text:style-name="P26"><text:span text:style-name="Strong_20_Emphasis"><text:span text:style-name="T136"><draw:control text:anchor-type="as-char" draw:z-index="0" draw:name="Vorm1" draw:style-name="gr1" draw:text-style-name="P85" svg:width="0.35cm" svg:height="0.35cm" draw:control="control1"/></text:span></text:span><text:span text:style-name="Strong_20_Emphasis"><text:span text:style-name="T136"><text:s/><text:tab/></text:span></text:span><text:span text:style-name="T315">Nog niet op Linux?<text:tab/></text:span><text:span text:style-name="T347"></text:span><text:span text:style-name="T324"> </text:span><text:span text:style-name="T325">G</text:span><text:span text:style-name="T316">ebruik </text:span><text:span text:style-name="Strong_20_Emphasis"><text:span text:style-name="T365">Checklist migratie</text:span></text:span><text:span text:style-name="T316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17"> onder </text:span><text:span text:style-name="T332">Linux</text:span><text:span text:style-name="T318">.</text:span></text:p>
      <text:p text:style-name="P57"><text:span text:style-name="Strong_20_Emphasis"><text:span text:style-name="T136"><draw:control text:anchor-type="as-char" draw:z-index="42" draw:name="Vorm2" draw:style-name="gr1" draw:text-style-name="P85" svg:width="0.35cm" svg:height="0.35cm" draw:control="control43"/></text:span></text:span><text:span text:style-name="Strong_20_Emphasis"><text:span text:style-name="T136"><text:s/><text:tab/></text:span></text:span><text:span text:style-name="T328">Nieuwe installatie?<text:tab/></text:span><text:span text:style-name="T348"></text:span><text:span text:style-name="T331"><text:tab/></text:span><text:span text:style-name="T330">B</text:span><text:span text:style-name="T328">egin bij hoofdstuk </text:span><text:span text:style-name="T333"><text:bookmark-ref text:reference-format="page" text:ref-name="__RefNumPara__4009_1271708128">2</text:bookmark-ref></text:span><text:span text:style-name="T328"><text:s text:c="2"/></text:span><text:span text:style-name="T334"><text:bookmark-ref text:reference-format="text" text:ref-name="__RefNumPara__4009_1271708128">Installatie uitvoeren</text:bookmark-ref></text:span><text:span text:style-name="T329">.</text:span></text:p>
      <text:p text:style-name="P5"/>
      <text:list xml:id="list1524448380" text:style-name="L1">
        <text:list-item>
          <text:p text:style-name="P83"><text:bookmark-start text:name="__RefNumPara__4083_1271708128"/>Installatie voorbereide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5"><text:span text:style-name="Strong_20_Emphasis"><text:span text:style-name="T101"><text:s/></text:span></text:span><text:span text:style-name="Strong_20_Emphasis"><text:span text:style-name="T137"><draw:control text:anchor-type="as-char" draw:z-index="1" draw:name="Vorm3" draw:style-name="gr1" draw:text-style-name="P8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101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7">.</text:span></text:span></text:p>
          </table:table-cell>
        </table:table-row>
        <table:table-row table:style-name="TableLine94505000072448">
          <table:table-cell table:style-name="_31_._5f_Installatie_5f_voorbereiden.A1" office:value-type="string">
            <text:p text:style-name="P29"><text:span text:style-name="Strong_20_Emphasis"><text:span text:style-name="T101"><text:s/></text:span></text:span></text:p>
          </table:table-cell>
          <table:table-cell table:style-name="_31_._5f_Installatie_5f_voorbereiden.A1" office:value-type="string">
            <text:p text:style-name="P25"/>
          </table:table-cell>
        </table:table-row>
        <table:table-row table:style-name="TableLine94505000072704">
          <table:table-cell table:style-name="_31_._5f_Installatie_5f_voorberei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2" draw:name="Vorm4" draw:style-name="gr1" draw:text-style-name="P85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101">Installeer </text:span></text:span><text:span text:style-name="Strong_20_Emphasis"><text:span text:style-name="T120">pakket kz</text:span></text:span><text:span text:style-name="Strong_20_Emphasis"><text:span text:style-name="T101"> </text:span></text:span><text:span text:style-name="Strong_20_Emphasis"><text:span text:style-name="T87">via </text:span></text:span><text:span text:style-name="Strong_20_Emphasis"><text:span text:style-name="T114">het </text:span></text:span><text:span text:style-name="Strong_20_Emphasis"><text:span text:style-name="T115">s</text:span></text:span><text:span text:style-name="Strong_20_Emphasis"><text:span text:style-name="T87">tart</text:span></text:span><text:span text:style-name="Strong_20_Emphasis"><text:span text:style-name="T114">en van</text:span></text:span><text:span text:style-name="Strong_20_Emphasis"><text:span text:style-name="T116"> </text:span></text:span><text:span text:style-name="Strong_20_Emphasis"><text:span text:style-name="T175">Terminalvenster</text:span></text:span><text:span text:style-name="Strong_20_Emphasis"><text:span text:style-name="T87"> met toetscombinatie <text:line-break/></text:span></text:span><text:span text:style-name="Strong_20_Emphasis"><text:span text:style-name="T234">Ctrl</text:span></text:span><text:span text:style-name="Strong_20_Emphasis"><text:span text:style-name="T233"> </text:span></text:span><text:span text:style-name="Strong_20_Emphasis"><text:span text:style-name="T234">Alt</text:span></text:span><text:span text:style-name="Strong_20_Emphasis"><text:span text:style-name="T233"> </text:span></text:span><text:span text:style-name="Strong_20_Emphasis"><text:span text:style-name="T234">T</text:span></text:span><text:span text:style-name="Strong_20_Emphasis"><text:span text:style-name="T114">.</text:span></text:span></text:p>
          </table:table-cell>
        </table:table-row>
        <table:table-row table:style-name="TableLine94505000072960">
          <table:table-cell table:style-name="_31_._5f_Installatie_5f_voorbereiden.A1" office:value-type="string">
            <text:p text:style-name="P54"><text:span text:style-name="Strong_20_Emphasis"><text:span text:style-name="T101"><text:s/></text:span></text:span><text:span text:style-name="Strong_20_Emphasis"><text:span text:style-name="T137"><draw:control text:anchor-type="as-char" draw:z-index="51" draw:name="Vorm4_3" draw:style-name="gr1" draw:text-style-name="P85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54">Typ<text:span text:style-name="Strong_20_Emphasis"><text:span text:style-name="T117">, of </text:span></text:span><text:span text:style-name="Strong_20_Emphasis"><text:span text:style-name="T114">kopieer en plak, de</text:span></text:span><text:span text:style-name="Strong_20_Emphasis"><text:span text:style-name="T118">z</text:span></text:span><text:span text:style-name="Strong_20_Emphasis"><text:span text:style-name="T114">e opdrachten, ieder gevolgd door de </text:span></text:span><text:span text:style-name="Strong_20_Emphasis"><text:span text:style-name="T234">Enter</text:span></text:span><text:span text:style-name="Strong_20_Emphasis"><text:span text:style-name="T87">-toets:<text:line-break/></text:span></text:span><text:span text:style-name="User_20_Entry"><text:span text:style-name="T295">wget karelzimmer.nl/</text:span></text:span><text:span text:style-name="User_20_Entry"><text:span text:style-name="T296">kz</text:span></text:span><text:span text:style-name="User_20_Entry"><text:span text:style-name="T295"><text:line-break/>bash </text:span></text:span><text:span text:style-name="User_20_Entry"><text:span text:style-name="T296">kz</text:span></text:span></text:p>
          </table:table-cell>
        </table:table-row>
        <table:table-row table:style-name="TableLine94505000073216"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505000073472">
          <table:table-cell table:style-name="_31_._5f_Installatie_5f_voorbereiden.A1" office:value-type="string">
            <text:p text:style-name="P44"><text:span text:style-name="Strong_20_Emphasis"><text:span text:style-name="T101"><text:s/></text:span></text:span><text:span text:style-name="Strong_20_Emphasis"><text:span text:style-name="Strong_20_Emphasis"><text:span text:style-name="T137"><draw:control text:anchor-type="as-char" draw:z-index="3" draw:name="Vorm6" draw:style-name="gr1" draw:text-style-name="P85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75">Bereid de installatie voor </text:span></text:span><text:span text:style-name="Strong_20_Emphasis"><text:span text:style-name="T87">via </text:span></text:span><text:span text:style-name="Strong_20_Emphasis"><text:span text:style-name="T75">een </text:span></text:span><text:span text:style-name="Strong_20_Emphasis"><text:span text:style-name="T104">druk </text:span></text:span><text:span text:style-name="Strong_20_Emphasis"><text:span text:style-name="T99">op de </text:span></text:span><text:span text:style-name="Strong_20_Emphasis"><text:span text:style-name="T232">Super</text:span></text:span><text:span text:style-name="Strong_20_Emphasis"><text:span text:style-name="T99">-toets</text:span></text:span><text:span text:style-name="Strong_20_Emphasis"><text:span text:style-name="T293"><text:note text:id="ftn2" text:note-class="footnote"><text:note-citation>2</text:note-citation><text:note-body><text:p text:style-name="P70"><text:span text:style-name="T349">D</text:span>e <text:span text:style-name="T465">Super</text:span>-toets <text:span text:style-name="T349">is </text:span>de Windows<text:span text:style-name="T469">-</text:span><text:span text:style-name="T464">toets</text:span>, <text:span text:style-name="T469">C</text:span>ommand-<text:span text:style-name="T464">toets</text:span>, of <text:span text:style-name="T469">V</text:span>ergrootglas-toets.</text:p></text:note-body></text:note></text:span></text:span><text:span text:style-name="Strong_20_Emphasis"><text:span text:style-name="T75">, </text:span></text:span><text:span text:style-name="Strong_20_Emphasis"><text:span text:style-name="T108">t</text:span></text:span><text:span text:style-name="Strong_20_Emphasis"><text:span text:style-name="T90">yp </text:span></text:span><text:span text:style-name="Strong_20_Emphasis"><text:span text:style-name="T166">men</text:span></text:span><text:span text:style-name="Strong_20_Emphasis"><text:span text:style-name="T170">u</text:span></text:span><text:span text:style-name="Strong_20_Emphasis"><text:span text:style-name="T86"> </text:span></text:span><text:span text:style-name="Strong_20_Emphasis"><text:span text:style-name="T95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</text:span></text:span><text:span text:style-name="Strong_20_Emphasis"><text:span text:style-name="T287"> </text:span></text:span><text:span text:style-name="Strong_20_Emphasis"><text:span text:style-name="T272">Installatiem</text:span></text:span><text:span text:style-name="Strong_20_Emphasis"><text:span text:style-name="T271">enu</text:span></text:span><text:span text:style-name="Strong_20_Emphasis"><text:span text:style-name="T99">.</text:span></text:span></text:p>
          </table:table-cell>
        </table:table-row>
        <table:table-row table:style-name="TableLine94505000073728">
          <table:table-cell table:style-name="_31_._5f_Installatie_5f_voorberei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4" draw:name="Vorm7" draw:style-name="gr1" draw:text-style-name="P85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84">K</text:span></text:span><text:span text:style-name="Strong_20_Emphasis"><text:span text:style-name="T78">ie</text:span></text:span><text:span text:style-name="Strong_20_Emphasis"><text:span text:style-name="T77">s</text:span></text:span><text:span text:style-name="Strong_20_Emphasis"><text:span text:style-name="T73"> </text:span></text:span><text:span text:style-name="Strong_20_Emphasis"><text:span text:style-name="T269">1</text:span></text:span><text:span text:style-name="Strong_20_Emphasis"><text:span text:style-name="T275"> - </text:span></text:span><text:span text:style-name="Strong_20_Emphasis"><text:span text:style-name="T276">In</text:span></text:span><text:span text:style-name="Strong_20_Emphasis"><text:span text:style-name="T281">stallatie voorberei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4">Verder</text:span></text:span><text:span text:style-name="Strong_20_Emphasis"><text:span text:style-name="T100">.</text:span></text:span></text:p>
          </table:table-cell>
        </table:table-row>
        <table:table-row table:style-name="TableLine94505000073984">
          <table:table-cell table:style-name="_31_._5f_Installatie_5f_voorberei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5" draw:name="Vorm8" draw:style-name="gr1" draw:text-style-name="P85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73">Volg de aanwijzingen op het scherm.</text:span></text:span></text:p>
          </table:table-cell>
        </table:table-row>
        <table:table-row table:style-name="TableLine94505000074240"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505000074496">
          <table:table-cell table:style-name="_31_._5f_Installatie_5f_voorbereiden.A1" office:value-type="string">
            <text:p text:style-name="P63"><text:span text:style-name="Strong_20_Emphasis"><text:span text:style-name="T101"><text:s/></text:span></text:span><text:span text:style-name="Strong_20_Emphasis"><text:span text:style-name="T137"><draw:control text:anchor-type="as-char" draw:z-index="55" draw:name="Vorm8_0" draw:style-name="gr1" draw:text-style-name="P85" svg:width="0.35cm" svg:height="0.35cm" draw:control="control56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21">Na aanmelden als </text:span></text:span><text:span text:style-name="Strong_20_Emphasis"><text:span text:style-name="T122">eventuele</text:span></text:span><text:span text:style-name="Strong_20_Emphasis"><text:span text:style-name="T121"> </text:span></text:span><text:span text:style-name="Definition"><text:span text:style-name="T15">2</text:span></text:span><text:span text:style-name="Definition"><text:span text:style-name="T475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1">, zoek en start</text:span></text:span><text:span text:style-name="Strong_20_Emphasis"><text:span text:style-name="T235"> </text:span></text:span><text:span text:style-name="Strong_20_Emphasis"><text:span text:style-name="T178">Ins</text:span></text:span><text:span text:style-name="Strong_20_Emphasis"><text:span text:style-name="T177">tallatiemenu</text:span></text:span><text:span text:style-name="Strong_20_Emphasis"><text:span text:style-name="T138"> </text:span></text:span><text:span text:style-name="Strong_20_Emphasis"><text:span text:style-name="T121">en </text:span></text:span><text:span text:style-name="User_20_Entry"><text:span text:style-name="T190">kies <text:line-break/></text:span></text:span><text:span text:style-name="User_20_Entry"><text:span text:style-name="T192">5</text:span></text:span><text:span text:style-name="User_20_Entry"><text:span text:style-name="T193"> -</text:span></text:span><text:span text:style-name="User_20_Entry"><text:span text:style-name="T194"> </text:span></text:span><text:span text:style-name="User_20_Entry"><text:span text:style-name="T192">Opdrachtenmenu</text:span></text:span><text:span text:style-name="User_20_Entry"><text:span text:style-name="T191"> en daarna </text:span></text:span><text:span text:style-name="User_20_Entry"><text:span text:style-name="T196">11</text:span></text:span><text:span text:style-name="User_20_Entry"><text:span text:style-name="T192"> - Instellijst</text:span></text:span><text:span text:style-name="User_20_Entry"><text:span text:style-name="T195"> </text:span></text:span><text:span text:style-name="User_20_Entry"><text:span text:style-name="T186">maken</text:span></text:span><text:span text:style-name="User_20_Entry"><text:span text:style-name="T190">.</text:span></text:span></text:p>
          </table:table-cell>
        </table:table-row>
      </table:table>
      <text:p text:style-name="P20"/>
      <text:list xml:id="list80857513514512" text:continue-numbering="true" text:style-name="L1">
        <text:list-item>
          <text:p text:style-name="P84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04999883504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6" draw:name="Vorm9" draw:style-name="gr1" draw:text-style-name="P85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2"><text:span text:style-name="T343">Start de computer op vanaf </text:span><text:span text:style-name="T344">een </text:span><text:span text:style-name="T344"><text:reference-ref text:reference-format="text" text:ref-name="Distributie">Ubuntu</text:reference-ref></text:span><text:span text:style-name="T344"><text:s/></text:span><text:span text:style-name="T343"><text:reference-ref text:reference-format="text" text:ref-name="Versie">20.04</text:reference-ref></text:span><text:span text:style-name="T202"><text:s/></text:span><text:span text:style-name="T202"><text:reference-ref text:reference-format="text" text:ref-name="Editie">desktop</text:reference-ref></text:span><text:span text:style-name="T202"><text:s/>Live</text:span><text:span text:style-name="T202"><text:note text:id="ftn3" text:note-class="footnote"><text:note-citation>1</text:note-citation><text:note-body><text:p text:style-name="P68"><text:span text:style-name="T445">Vanaf ee</text:span>n Live <text:span text:style-name="T459">USB-stick of </text:span><text:span text:style-name="T352">C</text:span><text:span text:style-name="T459">D</text:span><text:span text:style-name="T6"> </text:span>kunt <text:span text:style-name="T445">u opstarten en</text:span> met <text:reference-ref text:reference-format="text" text:ref-name="Distributie">Ubuntu</text:reference-ref><text:s/>werken zonder deze te installeren.</text:p></text:note-body></text:note></text:span><text:span text:style-name="T202"> </text:span><text:span text:style-name="T205">USB-stick</text:span><text:span text:style-name="T205"><text:note text:id="ftn4" text:note-class="footnote"><text:note-citation>2</text:note-citation><text:note-body><text:p text:style-name="P72"><text:span text:style-name="Strong_20_Emphasis"><text:span text:style-name="T216">Download </text:span></text:span><text:span text:style-name="Strong_20_Emphasis"><text:span text:style-name="T210">een </text:span></text:span><text:span text:style-name="Strong_20_Emphasis"><text:span text:style-name="T220">Desktop </text:span></text:span><text:span text:style-name="Strong_20_Emphasis"><text:span text:style-name="T230">CD</text:span></text:span><text:span text:style-name="Strong_20_Emphasis"><text:span text:style-name="T215"> vanaf </text:span></text:span><text:a xlink:type="simple" xlink:href="http://nl.releases.ubuntu.com/" text:style-name="Internet_20_link" text:visited-style-name="Visited_20_Internet_20_Link"><text:span text:style-name="Strong_20_Emphasis"><text:span text:style-name="T453">nl.releases.ubuntu.com</text:span></text:span></text:a><text:span text:style-name="Strong_20_Emphasis"><text:span text:style-name="T215"> </text:span></text:span><text:span text:style-name="Strong_20_Emphasis"><text:span text:style-name="T211">en </text:span></text:span><text:span text:style-name="Strong_20_Emphasis"><text:span text:style-name="T216">plaats </text:span></text:span><text:span text:style-name="Strong_20_Emphasis"><text:span text:style-name="T210">een USB-stick </text:span></text:span><text:span text:style-name="Strong_20_Emphasis"><text:span text:style-name="T231">va</text:span></text:span><text:span text:style-name="Strong_20_Emphasis"><text:span text:style-name="T226">n </text:span></text:span><text:span text:style-name="Strong_20_Emphasis"><text:span text:style-name="T209">min</text:span></text:span><text:span text:style-name="Strong_20_Emphasis"><text:span text:style-name="T227">imaal</text:span></text:span><text:span text:style-name="Strong_20_Emphasis"><text:span text:style-name="T209"> </text:span></text:span><text:span text:style-name="Strong_20_Emphasis"><text:span text:style-name="T217">4</text:span></text:span><text:span text:style-name="Strong_20_Emphasis"><text:span text:style-name="T209"> GB. <text:line-break/></text:span></text:span><text:span text:style-name="Strong_20_Emphasis"><text:span text:style-name="T229">Zoek</text:span></text:span><text:span text:style-name="Strong_20_Emphasis"><text:span text:style-name="T209"> </text:span></text:span><text:span text:style-name="Strong_20_Emphasis"><text:span text:style-name="T237">opst</text:span></text:span><text:span text:style-name="Strong_20_Emphasis"><text:span text:style-name="T209"> en klik op het pictogram van</text:span></text:span><text:span text:style-name="Strong_20_Emphasis"><text:span text:style-name="T212"> </text:span></text:span><text:span text:style-name="Strong_20_Emphasis"><text:span text:style-name="T236">Opstartschijf aanmaken</text:span></text:span><text:span text:style-name="Strong_20_Emphasis"><text:span text:style-name="T219">, </text:span></text:span><text:span text:style-name="Strong_20_Emphasis"><text:span text:style-name="T225">o</text:span></text:span><text:span text:style-name="Strong_20_Emphasis"><text:span text:style-name="T210">f </text:span></text:span><text:span text:style-name="Strong_20_Emphasis"><text:span text:style-name="T213">gebruik </text:span></text:span><text:span text:style-name="Strong_20_Emphasis"><text:span text:style-name="T206">het programma balenaEtche</text:span></text:span><text:span text:style-name="Strong_20_Emphasis"><text:span text:style-name="T214">r</text:span></text:span><text:span text:style-name="Strong_20_Emphasis"><text:span text:style-name="T206"> </text:span></text:span><text:span text:style-name="Strong_20_Emphasis"><text:span text:style-name="T207">(</text:span></text:span><text:a xlink:type="simple" xlink:href="https://www.balena.io/etcher/" text:style-name="Internet_20_link" text:visited-style-name="Visited_20_Internet_20_Link"><text:span text:style-name="Strong_20_Emphasis"><text:span text:style-name="T454">etcher.io</text:span></text:span></text:a><text:span text:style-name="Strong_20_Emphasis"><text:span text:style-name="T207">); </text:span></text:span><text:span text:style-name="Strong_20_Emphasis"><text:span text:style-name="T206">balenaEtche</text:span></text:span><text:span text:style-name="Strong_20_Emphasis"><text:span text:style-name="T214">r</text:span></text:span><text:span text:style-name="Strong_20_Emphasis"><text:span text:style-name="T221"> is</text:span></text:span><text:span text:style-name="Strong_20_Emphasis"><text:span text:style-name="T207"> </text:span></text:span><text:span text:style-name="Strong_20_Emphasis"><text:span text:style-name="T210">beschikbaar voor </text:span></text:span><text:span text:style-name="Strong_20_Emphasis"><text:span text:style-name="T222">Windows, </text:span></text:span><text:span text:style-name="Strong_20_Emphasis"><text:span text:style-name="T223">OS X</text:span></text:span><text:span text:style-name="Strong_20_Emphasis"><text:span text:style-name="T206">, </text:span></text:span><text:span text:style-name="Strong_20_Emphasis"><text:span text:style-name="T207">en </text:span></text:span><text:span text:style-name="Strong_20_Emphasis"><text:span text:style-name="T224">GNU/</text:span></text:span><text:span text:style-name="Strong_20_Emphasis"><text:span text:style-name="T206">Linux</text:span></text:span><text:span text:style-name="Strong_20_Emphasis"><text:span text:style-name="T208">.</text:span></text:span></text:p></text:note-body></text:note></text:span><text:span text:style-name="T205"> of </text:span><text:span text:style-name="T201">C</text:span><text:span text:style-name="T205">D</text:span><text:span text:style-name="T205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02">.</text:span></text:p>
            <text:p text:style-name="P31"><text:span text:style-name="T203">Opstartmenu/</text:span><text:span text:style-name="T204">boot menu</text:span><text:span text:style-name="T203"> </text:span><text:span text:style-name="T202">via </text:span><text:span text:style-name="Definition"><text:span text:style-name="T443">opstartmenu</text:span></text:span><text:span text:style-name="T202">, </text:span><text:span text:style-name="T203">instellingen/</text:span><text:span text:style-name="T204">setup</text:span><text:span text:style-name="T202"> via </text:span><text:span text:style-name="Definition"><text:span text:style-name="T443">instellingen</text:span></text:span><text:span text:style-name="T202">.</text:span></text:p>
          </table:table-cell>
        </table:table-row>
        <table:table-row table:style-name="TableLine94504999968976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7" draw:name="Vorm10" draw:style-name="gr1" draw:text-style-name="P8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31">Kies</text:span></text:span><text:span text:style-name="Strong_20_Emphasis"><text:span text:style-name="T64"> </text:span></text:span><text:span text:style-name="Strong_20_Emphasis"><text:span text:style-name="T132">als</text:span></text:span><text:span text:style-name="Strong_20_Emphasis"><text:span text:style-name="T67"> </text:span></text:span><text:span text:style-name="Strong_20_Emphasis"><text:span text:style-name="T66">mogelijk</text:span></text:span><text:span text:style-name="Strong_20_Emphasis"><text:span text:style-name="T64"> </text:span></text:span><text:span text:style-name="Strong_20_Emphasis"><text:span text:style-name="T70">met pijltjes-toetsen</text:span></text:span><text:span text:style-name="Strong_20_Emphasis"><text:span text:style-name="T65"> </text:span></text:span><text:span text:style-name="Strong_20_Emphasis"><text:span text:style-name="T185">Nederlands</text:span></text:span><text:span text:style-name="Strong_20_Emphasis"><text:span text:style-name="T40"> </text:span></text:span><text:span text:style-name="Strong_20_Emphasis"><text:span text:style-name="T70">en druk op </text:span></text:span><text:span text:style-name="Strong_20_Emphasis"><text:span text:style-name="T69">de </text:span></text:span><text:span text:style-name="Strong_20_Emphasis"><text:span text:style-name="T218">Enter</text:span></text:span><text:span text:style-name="Strong_20_Emphasis"><text:span text:style-name="T69">-toets.</text:span></text:span></text:p>
          </table:table-cell>
        </table:table-row>
        <table:table-row table:style-name="TableLine94504999928064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8" draw:name="Vorm11" draw:style-name="gr1" draw:text-style-name="P85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3"><text:span text:style-name="T345">Kies </text:span><text:span text:style-name="T336">Ubuntu installeren </text:span><text:span text:style-name="Strong_20_Emphasis"><text:span text:style-name="T132">en druk op </text:span></text:span><text:span text:style-name="Strong_20_Emphasis"><text:span text:style-name="T133">de </text:span></text:span><text:span text:style-name="Strong_20_Emphasis"><text:span text:style-name="T228">Enter</text:span></text:span><text:span text:style-name="Strong_20_Emphasis"><text:span text:style-name="T133">-toets</text:span></text:span><text:span text:style-name="T345">.</text:span></text:p>
          </table:table-cell>
        </table:table-row>
        <table:table-row table:style-name="TableLine9450499997027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9" draw:name="Vorm12" draw:style-name="gr1" draw:text-style-name="P85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31">Op het </text:span></text:span><text:span text:style-name="Strong_20_Emphasis"><text:span text:style-name="T36">scherm </text:span></text:span><text:span text:style-name="Strong_20_Emphasis"><text:span text:style-name="T247">Wel</text:span></text:span><text:span text:style-name="Strong_20_Emphasis"><text:span text:style-name="T288">k</text:span></text:span><text:span text:style-name="Strong_20_Emphasis"><text:span text:style-name="T252">om</text:span></text:span><text:span text:style-name="Strong_20_Emphasis"><text:span text:style-name="T37"> </text:span></text:span><text:span text:style-name="Strong_20_Emphasis"><text:span text:style-name="T31">kies </text:span></text:span><text:span text:style-name="Strong_20_Emphasis"><text:span text:style-name="T161">Nederlands</text:span></text:span><text:span text:style-name="Strong_20_Emphasis"><text:span text:style-name="T19"> en klik op</text:span></text:span><text:span text:style-name="Strong_20_Emphasis"><text:span text:style-name="T27"> </text:span></text:span><text:span text:style-name="Strong_20_Emphasis"><text:span text:style-name="T162">Verder</text:span></text:span><text:span text:style-name="Strong_20_Emphasis"><text:span text:style-name="T19">.</text:span></text:span></text:p>
          </table:table-cell>
        </table:table-row>
        <table:table-row table:style-name="TableLine94505000292624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0" draw:name="Vorm13" draw:style-name="gr1" draw:text-style-name="P85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144">O</text:span></text:span><text:span text:style-name="Strong_20_Emphasis"><text:span text:style-name="T145">p </text:span></text:span><text:span text:style-name="Strong_20_Emphasis"><text:span text:style-name="T146">het </text:span></text:span><text:span text:style-name="Strong_20_Emphasis"><text:span text:style-name="T147">scherm </text:span></text:span><text:span text:style-name="Strong_20_Emphasis"><text:span text:style-name="T245">Toetsenbord</text:span></text:span><text:span text:style-name="Strong_20_Emphasis"><text:span text:style-name="T246">indeling</text:span></text:span><text:span text:style-name="Strong_20_Emphasis"><text:span text:style-name="T147"> </text:span></text:span><text:span text:style-name="Strong_20_Emphasis"><text:span text:style-name="T148">controleer </text:span></text:span><text:span text:style-name="Strong_20_Emphasis"><text:span text:style-name="T149">de </text:span></text:span><text:span text:style-name="Strong_20_Emphasis"><text:span text:style-name="T160">te gebruiken </text:span></text:span><text:span text:style-name="Strong_20_Emphasis"><text:span text:style-name="T148">toetsenbordindeling </text:span></text:span><text:span text:style-name="Strong_20_Emphasis"><text:span text:style-name="T150">en </text:span></text:span><text:span text:style-name="Strong_20_Emphasis"><text:span text:style-name="T144">klik </text:span></text:span><text:span text:style-name="Strong_20_Emphasis"><text:span text:style-name="T147">op </text:span></text:span><text:span text:style-name="Strong_20_Emphasis"><text:span text:style-name="T187">Verder</text:span></text:span><text:span text:style-name="Strong_20_Emphasis"><text:span text:style-name="T147">.</text:span></text:span></text:p>
          </table:table-cell>
        </table:table-row>
        <table:table-row table:style-name="TableLine94505000293104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1" draw:name="Vorm14" draw:style-name="gr1" draw:text-style-name="P85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53">Als </text:span></text:span><text:span text:style-name="Strong_20_Emphasis"><text:span text:style-name="T42">het </text:span></text:span><text:span text:style-name="Strong_20_Emphasis"><text:span text:style-name="T30">het scherm </text:span></text:span><text:span text:style-name="Strong_20_Emphasis"><text:span text:style-name="T244">Draadloos</text:span></text:span><text:span text:style-name="Strong_20_Emphasis"><text:span text:style-name="T30"> </text:span></text:span><text:span text:style-name="Strong_20_Emphasis"><text:span text:style-name="T42">verschijnt, </text:span></text:span><text:span text:style-name="Strong_20_Emphasis"><text:span text:style-name="T32">kies</text:span></text:span><text:span text:style-name="Strong_20_Emphasis"><text:span text:style-name="T30"> </text:span></text:span><text:span text:style-name="Strong_20_Emphasis"><text:span text:style-name="T32">een draadloos netwerk, maak </text:span></text:span><text:span text:style-name="Strong_20_Emphasis"><text:span text:style-name="T19">verbinding, </text:span></text:span><text:span text:style-name="Strong_20_Emphasis"><text:span text:style-name="T33">en klik</text:span></text:span><text:span text:style-name="Strong_20_Emphasis"><text:span text:style-name="T19"> </text:span></text:span><text:span text:style-name="Strong_20_Emphasis"><text:span text:style-name="T25">op </text:span></text:span><text:span text:style-name="Strong_20_Emphasis"><text:span text:style-name="T162">Verder</text:span></text:span><text:span text:style-name="Strong_20_Emphasis"><text:span text:style-name="T19">.</text:span></text:span></text:p>
          </table:table-cell>
        </table:table-row>
        <table:table-row table:style-name="TableLine94505000293696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2" draw:name="Vorm15" draw:style-name="gr1" draw:text-style-name="P85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34">O</text:span></text:span><text:span text:style-name="Strong_20_Emphasis"><text:span text:style-name="T28">p het scherm </text:span></text:span><text:span text:style-name="Strong_20_Emphasis"><text:span text:style-name="T248">Bijgewerkte pakketten en andere programmatuur</text:span></text:span><text:span text:style-name="Strong_20_Emphasis"><text:span text:style-name="T242"> </text:span></text:span><text:span text:style-name="T19">klik op </text:span><text:span text:style-name="Strong_20_Emphasis"><text:span text:style-name="T161">Verder</text:span></text:span><text:span text:style-name="Strong_20_Emphasis"><text:span text:style-name="T19">.</text:span></text:span></text:p>
          </table:table-cell>
        </table:table-row>
        <table:table-row table:style-name="TableLine94505000294288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3" draw:name="Vorm16" draw:style-name="gr1" draw:text-style-name="P85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43">Installatietype</text:span></text:span><text:span text:style-name="Strong_20_Emphasis"><text:span text:style-name="T141"> </text:span></text:span><text:span text:style-name="Strong_20_Emphasis"><text:span text:style-name="T152">selecteer</text:span></text:span><text:span text:style-name="Strong_20_Emphasis"><text:span text:style-name="T142"> </text:span></text:span><text:span text:style-name="Strong_20_Emphasis"><text:span text:style-name="T367">het gewenste </text:span></text:span><text:span text:style-name="Strong_20_Emphasis"><text:span text:style-name="T388">Installatie type</text:span></text:span><text:span text:style-name="Strong_20_Emphasis"><text:span text:style-name="T367">.</text:span></text:span></text:p>
            <text:p text:style-name="P32"><text:span text:style-name="Emphasis"><text:span text:style-name="T402">Aa</text:span></text:span><text:span text:style-name="Emphasis"><text:span text:style-name="T403">nbevolen</text:span></text:span><text:span text:style-name="Strong_20_Emphasis"><text:span text:style-name="T379"> wordt om </text:span></text:span><text:span text:style-name="Strong_20_Emphasis"><text:span text:style-name="T383">te klikken op </text:span></text:span><text:span text:style-name="Strong_20_Emphasis"><text:span text:style-name="T401">Geavanceerde functies</text:span></text:span><text:span text:style-name="Strong_20_Emphasis"><text:span text:style-name="T383">, en</text:span></text:span><text:span text:style-name="Strong_20_Emphasis"><text:span text:style-name="T379"> </text:span></text:span><text:span text:style-name="Strong_20_Emphasis"><text:span text:style-name="T383">selecteer <text:line-break/></text:span></text:span><text:span text:style-name="Strong_20_Emphasis"><text:span text:style-name="T399">LVM gebruiken bij de nieuwe installatie van Ubuntu</text:span></text:span><text:span text:style-name="Strong_20_Emphasis"><text:span text:style-name="T379">, </text:span></text:span><text:span text:style-name="Strong_20_Emphasis"><text:span text:style-name="T383">en vink aan <text:line-break/></text:span></text:span><text:span text:style-name="Strong_20_Emphasis"><text:span text:style-name="T399">De nieuwe installatie van Ubuntu versleutelen voor de </text:span></text:span><text:span text:style-name="Strong_20_Emphasis"><text:span text:style-name="T400">veiligheid</text:span></text:span><text:span text:style-name="Strong_20_Emphasis"><text:span text:style-name="T380">.</text:span></text:span></text:p>
            <text:p text:style-name="P33"><text:span text:style-name="Strong_20_Emphasis"><text:span text:style-name="T382">K</text:span></text:span><text:span text:style-name="Strong_20_Emphasis"><text:span text:style-name="T22">lik op </text:span></text:span><text:span text:style-name="Strong_20_Emphasis"><text:span text:style-name="T256">OK</text:span></text:span><text:span text:style-name="Strong_20_Emphasis"><text:span text:style-name="T60"> en vervolgens op</text:span></text:span><text:span text:style-name="Strong_20_Emphasis"><text:span text:style-name="T22"> </text:span></text:span><text:span text:style-name="Strong_20_Emphasis"><text:span text:style-name="T188">I</text:span></text:span><text:span text:style-name="Strong_20_Emphasis"><text:span text:style-name="T189">nstalle</text:span></text:span><text:span text:style-name="Strong_20_Emphasis"><text:span text:style-name="T188">e</text:span></text:span><text:span text:style-name="Strong_20_Emphasis"><text:span text:style-name="T189">r </text:span></text:span><text:span text:style-name="Strong_20_Emphasis"><text:span text:style-name="T188">nu</text:span></text:span><text:span text:style-name="Strong_20_Emphasis"><text:span text:style-name="T22">.</text:span></text:span></text:p>
          </table:table-cell>
        </table:table-row>
        <table:table-row table:style-name="TableLine94505000333456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4" draw:name="Vorm17" draw:style-name="gr1" draw:text-style-name="P85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46">Geef </text:span></text:span><text:span text:style-name="Strong_20_Emphasis"><text:span text:style-name="T48">indien gevraagd </text:span></text:span><text:span text:style-name="Strong_20_Emphasis"><text:span text:style-name="T46">de be</text:span></text:span><text:span text:style-name="Strong_20_Emphasis"><text:span text:style-name="T47">ve</text:span></text:span><text:span text:style-name="Strong_20_Emphasis"><text:span text:style-name="T46">iligingssleutel op, c</text:span></text:span><text:span text:style-name="Strong_20_Emphasis"><text:span text:style-name="T43">ontroleer de </text:span></text:span><text:span text:style-name="Strong_20_Emphasis"><text:span text:style-name="T45">voorgestelde </text:span></text:span><text:span text:style-name="Strong_20_Emphasis"><text:span text:style-name="T43">schijfindelin</text:span></text:span><text:span text:style-name="Strong_20_Emphasis"><text:span text:style-name="T44">g,</text:span></text:span><text:span text:style-name="Strong_20_Emphasis"><text:span text:style-name="T43"> </text:span></text:span><text:span text:style-name="Strong_20_Emphasis"><text:span text:style-name="T49">kies de gewenste schijf, </text:span></text:span><text:span text:style-name="Strong_20_Emphasis"><text:span text:style-name="T44">en </text:span></text:span><text:span text:style-name="Strong_20_Emphasis"><text:span text:style-name="T368">k</text:span></text:span><text:span text:style-name="Strong_20_Emphasis"><text:span text:style-name="T367">lik op </text:span></text:span><text:span text:style-name="Strong_20_Emphasis"><text:span text:style-name="T388">I</text:span></text:span><text:span text:style-name="Strong_20_Emphasis"><text:span text:style-name="T389">nstalle</text:span></text:span><text:span text:style-name="Strong_20_Emphasis"><text:span text:style-name="T388">e</text:span></text:span><text:span text:style-name="Strong_20_Emphasis"><text:span text:style-name="T389">r </text:span></text:span><text:span text:style-name="Strong_20_Emphasis"><text:span text:style-name="T388">nu</text:span></text:span><text:span text:style-name="Strong_20_Emphasis"><text:span text:style-name="T367">.</text:span></text:span></text:p>
          </table:table-cell>
        </table:table-row>
        <table:table-row table:style-name="TableLine94505000333712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5" draw:name="Vorm18" draw:style-name="gr1" draw:text-style-name="P85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43">Wilt u deze aanpassingen wegschrijven naar de schijven? </text:span></text:span><text:span text:style-name="Strong_20_Emphasis"><text:span text:style-name="T35">controleer de </text:span></text:span><text:span text:style-name="Strong_20_Emphasis"><text:span text:style-name="T50">partities</text:span></text:span><text:span text:style-name="Strong_20_Emphasis"><text:span text:style-name="T35"> </text:span></text:span><text:span text:style-name="Strong_20_Emphasis"><text:span text:style-name="T51">die </text:span></text:span><text:span text:style-name="Strong_20_Emphasis"><text:span text:style-name="T52">geformatteerd</text:span></text:span><text:span text:style-name="Strong_20_Emphasis"><text:span text:style-name="T51"> worden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2">op </text:span></text:span><text:span text:style-name="Strong_20_Emphasis"><text:span text:style-name="T163">Verder</text:span></text:span><text:span text:style-name="Strong_20_Emphasis"><text:span text:style-name="T22">.</text:span></text:span></text:p>
          </table:table-cell>
        </table:table-row>
        <table:table-row table:style-name="TableLine94505000333968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6" draw:name="Vorm19" draw:style-name="gr1" draw:text-style-name="P85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75">O</text:span></text:span><text:span text:style-name="Strong_20_Emphasis"><text:span text:style-name="T370">p </text:span></text:span><text:span text:style-name="Strong_20_Emphasis"><text:span text:style-name="T371">het </text:span></text:span><text:span text:style-name="Strong_20_Emphasis"><text:span text:style-name="T372">scherm </text:span></text:span><text:span text:style-name="Strong_20_Emphasis"><text:span text:style-name="T397">Waar bevindt u zich?</text:span></text:span><text:span text:style-name="Strong_20_Emphasis"><text:span text:style-name="T372"> </text:span></text:span><text:span text:style-name="Strong_20_Emphasis"><text:span text:style-name="T377">controleer </text:span></text:span><text:span text:style-name="Strong_20_Emphasis"><text:span text:style-name="T378">de </text:span></text:span><text:span text:style-name="Strong_20_Emphasis"><text:span text:style-name="T377">locatie en </text:span></text:span><text:span text:style-name="Strong_20_Emphasis"><text:span text:style-name="T375">klik </text:span></text:span><text:span text:style-name="Strong_20_Emphasis"><text:span text:style-name="T372">op </text:span></text:span><text:span text:style-name="Strong_20_Emphasis"><text:span text:style-name="T390">Verder</text:span></text:span><text:span text:style-name="Strong_20_Emphasis"><text:span text:style-name="T372">.</text:span></text:span></text:p>
          </table:table-cell>
        </table:table-row>
        <table:table-row table:style-name="TableLine94505000334224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7" draw:name="Vorm20" draw:style-name="gr1" draw:text-style-name="P85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"><text:span text:style-name="T395">Op </text:span><text:span text:style-name="T392">het </text:span><text:span text:style-name="T390">scherm </text:span><text:span text:style-name="Strong_20_Emphasis"><text:span text:style-name="T397">Wie bent u?</text:span></text:span><text:span text:style-name="T390"> </text:span><text:span text:style-name="T395">vul </text:span><text:span text:style-name="T393">in </text:span><text:span text:style-name="Strong_20_Emphasis"><text:span text:style-name="T396">Uw n</text:span></text:span><text:span text:style-name="Strong_20_Emphasis"><text:span text:style-name="T391">aam</text:span></text:span><text:span text:style-name="Strong_20_Emphasis"><text:span text:style-name="T369"> </text:span></text:span><text:span text:style-name="Definition"><text:span text:style-name="T444">gebruiker</text:span></text:span><text:span text:style-name="Strong_20_Emphasis"><text:span text:style-name="T373">, <text:line-break/></text:span></text:span><text:span text:style-name="Strong_20_Emphasis"><text:span text:style-name="T391">Naam </text:span></text:span><text:span text:style-name="Strong_20_Emphasis"><text:span text:style-name="T396">van uw </text:span></text:span><text:span text:style-name="Strong_20_Emphasis"><text:span text:style-name="T394">computer</text:span></text:span><text:span text:style-name="Definition"><text:span text:style-name="T4"> </text:span></text:span><text:span text:style-name="Definition"><text:span text:style-name="T444">computernaam</text:span></text:span><text:span text:style-name="Strong_20_Emphasis"><text:span text:style-name="T369">,<text:line-break/></text:span></text:span><text:span text:style-name="Strong_20_Emphasis"><text:span text:style-name="T396">Kies een g</text:span></text:span><text:span text:style-name="Strong_20_Emphasis"><text:span text:style-name="T394">ebruikersnaam</text:span></text:span><text:span text:style-name="Strong_20_Emphasis"><text:span text:style-name="T369"> </text:span></text:span><text:span text:style-name="Definition"><text:span text:style-name="T444">gebruikersnaam</text:span></text:span><text:span text:style-name="Strong_20_Emphasis"><text:span text:style-name="T369">,<text:line-break/></text:span></text:span><text:span text:style-name="Strong_20_Emphasis"><text:span text:style-name="T381">g</text:span></text:span><text:span text:style-name="Strong_20_Emphasis"><text:span text:style-name="T366">eef tweemaal een </text:span></text:span><text:span text:style-name="Strong_20_Emphasis"><text:span text:style-name="T387">wachtwoord</text:span></text:span><text:span text:style-name="Strong_20_Emphasis"><text:span text:style-name="T366">,</text:span></text:span><text:span text:style-name="Strong_20_Emphasis"><text:span text:style-name="T385"> </text:span></text:span><text:span text:style-name="Strong_20_Emphasis"><text:span text:style-name="T386">en</text:span></text:span><text:span text:style-name="Strong_20_Emphasis"><text:span text:style-name="T385"> </text:span></text:span><text:span text:style-name="Strong_20_Emphasis"><text:span text:style-name="T384">k</text:span></text:span><text:span text:style-name="Strong_20_Emphasis"><text:span text:style-name="T366">lik op </text:span></text:span><text:span text:style-name="Strong_20_Emphasis"><text:span text:style-name="T387">Verder</text:span></text:span><text:span text:style-name="Strong_20_Emphasis"><text:span text:style-name="T366">.</text:span></text:span></text:p>
          </table:table-cell>
        </table:table-row>
        <table:table-row table:style-name="TableLine9450500033448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505000334736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8" draw:name="Vorm21" draw:style-name="gr1" draw:text-style-name="P85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76">O</text:span></text:span><text:span text:style-name="Strong_20_Emphasis"><text:span text:style-name="T374">p het scherm </text:span></text:span><text:span text:style-name="Strong_20_Emphasis"><text:span text:style-name="T398">Installatie voltooid</text:span></text:span><text:span text:style-name="Strong_20_Emphasis"><text:span text:style-name="T374"> </text:span></text:span><text:span text:style-name="Strong_20_Emphasis"><text:span text:style-name="T376">klik </text:span></text:span><text:span text:style-name="Strong_20_Emphasis"><text:span text:style-name="T366">op </text:span></text:span><text:span text:style-name="Strong_20_Emphasis"><text:span text:style-name="T387">Nu herstarten</text:span></text:span><text:span text:style-name="Strong_20_Emphasis"><text:span text:style-name="T366">.</text:span></text:span></text:p>
          </table:table-cell>
        </table:table-row>
        <table:table-row table:style-name="TableLine9450500033499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505000335248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9" draw:name="Vorm22" draw:style-name="gr1" draw:text-style-name="P85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54">Verwijder </text:span></text:span><text:span text:style-name="Strong_20_Emphasis"><text:span text:style-name="T155">het </text:span></text:span><text:span text:style-name="Strong_20_Emphasis"><text:span text:style-name="T154">installatiemedium (</text:span></text:span><text:span text:style-name="Strong_20_Emphasis"><text:span text:style-name="T156">USB-stick of </text:span></text:span><text:span text:style-name="Strong_20_Emphasis"><text:span text:style-name="T135">C</text:span></text:span><text:span text:style-name="Strong_20_Emphasis"><text:span text:style-name="T156">D</text:span></text:span><text:span text:style-name="Strong_20_Emphasis"><text:span text:style-name="T294"><text:note-ref text:note-class="footnote" text:reference-format="text" text:ref-name="ftn5">3</text:note-ref></text:span></text:span><text:span text:style-name="Strong_20_Emphasis"><text:span text:style-name="T154">) </text:span></text:span><text:span text:style-name="Strong_20_Emphasis"><text:span text:style-name="T157">en</text:span></text:span><text:span text:style-name="Strong_20_Emphasis"><text:span text:style-name="T154"> </text:span></text:span><text:span text:style-name="Strong_20_Emphasis"><text:span text:style-name="T140">druk </text:span></text:span><text:span text:style-name="Strong_20_Emphasis"><text:span text:style-name="T158">op</text:span></text:span><text:span text:style-name="Strong_20_Emphasis"><text:span text:style-name="T140"> </text:span></text:span><text:span text:style-name="Strong_20_Emphasis"><text:span text:style-name="T133">de </text:span></text:span><text:span text:style-name="Strong_20_Emphasis"><text:span text:style-name="T228">Enter</text:span></text:span><text:span text:style-name="Strong_20_Emphasis"><text:span text:style-name="T133">-toets</text:span></text:span><text:span text:style-name="Strong_20_Emphasis"><text:span text:style-name="T159">.</text:span></text:span></text:p>
          </table:table-cell>
        </table:table-row>
      </table:table>
      <text:p text:style-name="P30"><text:span text:style-name="Strong_20_Emphasis"><text:span text:style-name="T140"/></text:span></text:p>
      <text:list xml:id="list80855946980717" text:continue-numbering="true" text:style-name="L1">
        <text:list-item>
          <text:p text:style-name="P77"><text:span text:style-name="Strong_20_Emphasis"><text:span text:style-name="T257">Installatie </text:span></text:span><text:span text:style-name="Strong_20_Emphasis"><text:span text:style-name="T258">afronden</text:span></text:span></text:p>
        </text:list-item>
      </text:list>
      <text:p text:style-name="P34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05000282224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0" draw:name="Vorm23" draw:style-name="gr1" draw:text-style-name="P85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49">De nieuwe installatie van Ubuntu versleutelen voor de </text:span></text:span><text:span text:style-name="Strong_20_Emphasis"><text:span text:style-name="T254">veiligheid</text:span></text:span><text:span text:style-name="Strong_20_Emphasis"><text:span text:style-name="T26"> </text:span></text:span><text:span text:style-name="Strong_20_Emphasis"><text:span text:style-name="T286">is aangegeven tijdens de installatie,</text:span></text:span><text:span text:style-name="Strong_20_Emphasis"><text:span text:style-name="T24"> </text:span></text:span><text:span text:style-name="Strong_20_Emphasis"><text:span text:style-name="T41">typ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41"> </text:span></text:span><text:span text:style-name="Strong_20_Emphasis"><text:span text:style-name="T69">en druk op de <text:line-break/></text:span></text:span><text:span text:style-name="Strong_20_Emphasis"><text:span text:style-name="T218">Enter</text:span></text:span><text:span text:style-name="Strong_20_Emphasis"><text:span text:style-name="T69">-toets.</text:span></text:span></text:p>
          </table:table-cell>
        </table:table-row>
        <table:table-row table:style-name="TableLine9450500028748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505000286656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1" draw:name="Vorm24" draw:style-name="gr1" draw:text-style-name="P85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45050001214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><text:span text:style-name="Strong_20_Emphasis"><text:span text:style-name="T151"/></text:span></text:p>
          </table:table-cell>
        </table:table-row>
        <table:table-row table:style-name="TableLine94505000603184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2" draw:name="Vorm25" draw:style-name="gr1" draw:text-style-name="P85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34">O</text:span></text:span><text:span text:style-name="Strong_20_Emphasis"><text:span text:style-name="T29">p </text:span></text:span><text:span text:style-name="Strong_20_Emphasis"><text:span text:style-name="T71">de volgende schermen volg de aanwijzingen en klik op</text:span></text:span><text:span text:style-name="Strong_20_Emphasis"><text:span text:style-name="T151"> </text:span></text:span><text:span text:style-name="Strong_20_Emphasis"><text:span text:style-name="T250">Volgende</text:span></text:span><text:span text:style-name="Strong_20_Emphasis"><text:span text:style-name="T151">.</text:span></text:span></text:p>
          </table:table-cell>
        </table:table-row>
        <table:table-row table:style-name="TableLine94505000603440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3" draw:name="Vorm26" draw:style-name="gr1" draw:text-style-name="P85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34">O</text:span></text:span><text:span text:style-name="Strong_20_Emphasis"><text:span text:style-name="T29">p het </text:span></text:span><text:span text:style-name="Strong_20_Emphasis"><text:span text:style-name="T71">laatste </text:span></text:span><text:span text:style-name="Strong_20_Emphasis"><text:span text:style-name="T29">scherm </text:span></text:span><text:span text:style-name="Strong_20_Emphasis"><text:span text:style-name="T251">Klaar om te beginnen </text:span></text:span><text:span text:style-name="Strong_20_Emphasis"><text:span text:style-name="T151">klik op </text:span></text:span><text:span text:style-name="Strong_20_Emphasis"><text:span text:style-name="T250">Vol</text:span></text:span><text:span text:style-name="Strong_20_Emphasis"><text:span text:style-name="T255">tooid</text:span></text:span><text:span text:style-name="Strong_20_Emphasis"><text:span text:style-name="T151">.</text:span></text:span></text:p>
          </table:table-cell>
        </table:table-row>
        <table:table-row table:style-name="TableLine9450500060369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505000603952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4" draw:name="Vorm27" draw:style-name="gr1" draw:text-style-name="P85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23">Voeg </text:span></text:span><text:span text:style-name="Strong_20_Emphasis"><text:span text:style-name="T63">eventuele </text:span></text:span><text:span text:style-name="Strong_20_Emphasis"><text:span text:style-name="T62">extra </text:span></text:span><text:span text:style-name="Strong_20_Emphasis"><text:span text:style-name="T139">gebruikers </text:span></text:span><text:span text:style-name="Strong_20_Emphasis"><text:span text:style-name="T143">toe </text:span></text:span><text:span text:style-name="Strong_20_Emphasis"><text:span text:style-name="T87">via </text:span></text:span><text:span text:style-name="Strong_20_Emphasis"><text:span text:style-name="T75">een </text:span></text:span><text:span text:style-name="Strong_20_Emphasis"><text:span text:style-name="T86">druk op de </text:span></text:span><text:span text:style-name="Strong_20_Emphasis"><text:span text:style-name="T232">Super</text:span></text:span><text:span text:style-name="Strong_20_Emphasis"><text:span text:style-name="T86">-toets</text:span></text:span><text:span text:style-name="Strong_20_Emphasis"><text:span text:style-name="T86"><text:note text:id="ftn6" text:note-class="footnote"><text:note-citation>1</text:note-citation><text:note-body><text:p text:style-name="P71"><text:span text:style-name="T349">De </text:span><text:span text:style-name="T362">Super</text:span><text:span text:style-name="T349">-toets is de Windows</text:span><text:span text:style-name="T350">-</text:span><text:span text:style-name="T351">toets</text:span><text:span text:style-name="T349">, </text:span><text:span text:style-name="T350">C</text:span><text:span text:style-name="T349">ommand-</text:span><text:span text:style-name="T351">toets</text:span><text:span text:style-name="T349">, of </text:span><text:span text:style-name="T350">V</text:span><text:span text:style-name="T349">ergrootglas-toets.</text:span></text:p></text:note-body></text:note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2">geb</text:span></text:span><text:span text:style-name="Strong_20_Emphasis"><text:span text:style-name="T173">r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</text:span></text:span><text:span text:style-name="Strong_20_Emphasis"><text:span text:style-name="T98">bij </text:span></text:span><text:span text:style-name="Strong_20_Emphasis"><text:span text:style-name="T284">Instellingen </text:span></text:span><text:span text:style-name="Strong_20_Emphasis"><text:span text:style-name="T113">rechts o</text:span></text:span><text:span text:style-name="Strong_20_Emphasis"><text:span text:style-name="T87">p </text:span></text:span><text:span text:style-name="Strong_20_Emphasis"><text:span text:style-name="T285">Gebruikers</text:span></text:span><text:span text:style-name="Strong_20_Emphasis"><text:span text:style-name="T111">.</text:span></text:span></text:p>
          </table:table-cell>
        </table:table-row>
        <table:table-row table:style-name="TableLine94505000604208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5" draw:name="Vorm28" draw:style-name="gr1" draw:text-style-name="P85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130">Klik links</text:span></text:span><text:span text:style-name="Strong_20_Emphasis"><text:span text:style-name="T153"> </text:span></text:span><text:span text:style-name="Strong_20_Emphasis"><text:span text:style-name="T125">op </text:span></text:span><text:span text:style-name="Strong_20_Emphasis"><text:span text:style-name="T182">Ontgrendelen</text:span></text:span><text:span text:style-name="Strong_20_Emphasis"><text:span text:style-name="T125"> </text:span></text:span><text:span text:style-name="Strong_20_Emphasis"><text:span text:style-name="T124">en daarna op </text:span></text:span><text:span text:style-name="Strong_20_Emphasis"><text:span text:style-name="T277">Gebruik</text:span></text:span><text:span text:style-name="Strong_20_Emphasis"><text:span text:style-name="T278">er</text:span></text:span><text:span text:style-name="Strong_20_Emphasis"><text:span text:style-name="T277"> toevoegen</text:span></text:span><text:span text:style-name="Strong_20_Emphasis"><text:span text:style-name="T124">.</text:span></text:span></text:p>
          </table:table-cell>
        </table:table-row>
        <table:table-row table:style-name="TableLine9450500060446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505000604944">
          <table:table-cell table:style-name="_33_._5f_Installatie_5f_afronden.A1" office:value-type="string">
            <text:p text:style-name="P65"><text:span text:style-name="Strong_20_Emphasis"><text:span text:style-name="T101"><text:s/></text:span></text:span><text:span text:style-name="Strong_20_Emphasis"><text:span text:style-name="T137"><draw:control text:anchor-type="as-char" draw:z-index="56" draw:name="Vorm29_0" draw:style-name="gr1" draw:text-style-name="P85" svg:width="0.35cm" svg:height="0.35cm" draw:control="control57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54">Controleer </text:span></text:span><text:span text:style-name="Strong_20_Emphasis"><text:span text:style-name="T55">of er </text:span></text:span><text:span text:style-name="Strong_20_Emphasis"><text:span text:style-name="T72">extra stuurprogramma's zijn</text:span></text:span><text:span text:style-name="Strong_20_Emphasis"><text:span text:style-name="T55"> </text:span></text:span><text:span text:style-name="Strong_20_Emphasis"><text:span text:style-name="T56">via </text:span></text:span><text:span text:style-name="Strong_20_Emphasis"><text:span text:style-name="T75">een </text:span></text:span><text:span text:style-name="Strong_20_Emphasis"><text:span text:style-name="T105">druk</text:span></text:span><text:span text:style-name="Strong_20_Emphasis"><text:span text:style-name="T75"> op</text:span></text:span><text:span text:style-name="Strong_20_Emphasis"><text:span text:style-name="T89"> de </text:span></text:span><text:span text:style-name="Strong_20_Emphasis"><text:span text:style-name="T232">Super</text:span></text:span><text:span text:style-name="Strong_20_Emphasis"><text:span text:style-name="T89">-toets</text:span></text:span><text:span text:style-name="Strong_20_Emphasis"><text:span text:style-name="T293"><text:note-ref text:note-class="footnote" text:reference-format="text" text:ref-name="ftn6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9">stu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</text:span></text:span><text:span text:style-name="Strong_20_Emphasis"><text:span text:style-name="T123"> </text:span></text:span><text:span text:style-name="Strong_20_Emphasis"><text:span text:style-name="T180">Ex</text:span></text:span><text:span text:style-name="Strong_20_Emphasis"><text:span text:style-name="T181">tra stuurprogramma's</text:span></text:span><text:span text:style-name="Strong_20_Emphasis"><text:span text:style-name="T75">.</text:span></text:span></text:p>
          </table:table-cell>
        </table:table-row>
        <table:table-row table:style-name="TableLine94505000605536">
          <table:table-cell table:style-name="_33_._5f_Installatie_5f_afronden.A1" office:value-type="string">
            <text:p text:style-name="P67"><text:span text:style-name="Strong_20_Emphasis"><text:span text:style-name="T101"><text:s/></text:span></text:span><text:span text:style-name="Strong_20_Emphasis"><text:span text:style-name="T137"><draw:control text:anchor-type="as-char" draw:z-index="57" draw:name="Vorm29_1" draw:style-name="gr1" draw:text-style-name="P85" svg:width="0.35cm" svg:height="0.35cm" draw:control="control58"/></text:span></text:span></text:p>
          </table:table-cell>
          <table:table-cell table:style-name="_33_._5f_Installatie_5f_afronden.A1" office:value-type="string">
            <text:p text:style-name="P18"><text:span text:style-name="T126">Selecteer </text:span><text:span text:style-name="T127">de gewenste stuurprogramma'</text:span><text:span text:style-name="T128">s</text:span><text:span text:style-name="T127"> en </text:span><text:span text:style-name="T126">klik op </text:span><text:span text:style-name="T183">Wijzigingen doorvoeren</text:span><text:span text:style-name="T126">.</text:span></text:p>
          </table:table-cell>
        </table:table-row>
        <table:table-row table:style-name="TableLine94505000606128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7"/>
          </table:table-cell>
        </table:table-row>
        <table:table-row table:style-name="TableLine94505000606720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6" draw:name="Vorm29" draw:style-name="gr1" draw:text-style-name="P85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54">Controleer </text:span></text:span><text:span text:style-name="Strong_20_Emphasis"><text:span text:style-name="T55">of er updates zijn </text:span></text:span><text:span text:style-name="Strong_20_Emphasis"><text:span text:style-name="T56">via </text:span></text:span><text:span text:style-name="Strong_20_Emphasis"><text:span text:style-name="T75">een </text:span></text:span><text:span text:style-name="Strong_20_Emphasis"><text:span text:style-name="T105">druk</text:span></text:span><text:span text:style-name="Strong_20_Emphasis"><text:span text:style-name="T75"> op</text:span></text:span><text:span text:style-name="Strong_20_Emphasis"><text:span text:style-name="T89"> de </text:span></text:span><text:span text:style-name="Strong_20_Emphasis"><text:span text:style-name="T232">Super</text:span></text:span><text:span text:style-name="Strong_20_Emphasis"><text:span text:style-name="T89">-toets</text:span></text:span><text:span text:style-name="Strong_20_Emphasis"><text:span text:style-name="T293"><text:note-ref text:note-class="footnote" text:reference-format="text" text:ref-name="ftn6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64">upd</text:span></text:span><text:span text:style-name="Strong_20_Emphasis"><text:span text:style-name="T176">a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68">Updatebeheer</text:span></text:span><text:span text:style-name="Strong_20_Emphasis"><text:span text:style-name="T89">.</text:span></text:span></text:p>
          </table:table-cell>
        </table:table-row>
        <table:table-row table:style-name="TableLine94505000607312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7" draw:name="Vorm30" draw:style-name="gr1" draw:text-style-name="P85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38"><text:span text:style-name="T342">Als</text:span><text:span text:style-name="T338"> </text:span><text:span text:style-name="T339">er </text:span><text:span text:style-name="T338">updates beschikbaar zijn, k</text:span><text:span text:style-name="T340">lik op </text:span><text:span text:style-name="Strong_20_Emphasis"><text:span text:style-name="T346">Nu installeren</text:span></text:span><text:span text:style-name="T340">.</text:span></text:p>
          </table:table-cell>
        </table:table-row>
        <table:table-row table:style-name="TableLine94505000607904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8" draw:name="Vorm31" draw:style-name="gr1" draw:text-style-name="P85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38"><text:span text:style-name="T341">A</text:span>ls <text:span text:style-name="Strong_20_Emphasis"><text:span text:style-name="T337">Updatebeheer </text:span></text:span>hierom vraagt, <text:span text:style-name="T455">h</text:span>erstart <text:span text:style-name="T456">de</text:span> computer <text:span text:style-name="T457">en daarna weer aanmelden als </text:span><text:span text:style-name="Definition"><text:span text:style-name="T8">gebruiker</text:span></text:span>.</text:p>
          </table:table-cell>
        </table:table-row>
        <table:table-row table:style-name="TableLine9450500060849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505000609088">
          <table:table-cell table:style-name="_33_._5f_Installatie_5f_afron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50" draw:name="Vorm4_1" draw:style-name="gr1" draw:text-style-name="P85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101">Installeer </text:span></text:span><text:span text:style-name="Strong_20_Emphasis"><text:span text:style-name="T120">pakket kz</text:span></text:span><text:span text:style-name="Strong_20_Emphasis"><text:span text:style-name="T101"> </text:span></text:span><text:span text:style-name="Strong_20_Emphasis"><text:span text:style-name="T87">via </text:span></text:span><text:span text:style-name="Strong_20_Emphasis"><text:span text:style-name="T114">het </text:span></text:span><text:span text:style-name="Strong_20_Emphasis"><text:span text:style-name="T115">s</text:span></text:span><text:span text:style-name="Strong_20_Emphasis"><text:span text:style-name="T87">tart</text:span></text:span><text:span text:style-name="Strong_20_Emphasis"><text:span text:style-name="T114">en van</text:span></text:span><text:span text:style-name="Strong_20_Emphasis"><text:span text:style-name="T116"> </text:span></text:span><text:span text:style-name="Strong_20_Emphasis"><text:span text:style-name="T175">Terminalvenster</text:span></text:span><text:span text:style-name="Strong_20_Emphasis"><text:span text:style-name="T87"> met toetscombinatie <text:line-break/></text:span></text:span><text:span text:style-name="Strong_20_Emphasis"><text:span text:style-name="T234">Ctrl</text:span></text:span><text:span text:style-name="Strong_20_Emphasis"><text:span text:style-name="T233"> </text:span></text:span><text:span text:style-name="Strong_20_Emphasis"><text:span text:style-name="T234">Alt</text:span></text:span><text:span text:style-name="Strong_20_Emphasis"><text:span text:style-name="T233"> </text:span></text:span><text:span text:style-name="Strong_20_Emphasis"><text:span text:style-name="T234">T</text:span></text:span><text:span text:style-name="Strong_20_Emphasis"><text:span text:style-name="T114">. </text:span></text:span></text:p>
          </table:table-cell>
        </table:table-row>
        <table:table-row table:style-name="TableLine94505000609680">
          <table:table-cell table:style-name="_33_._5f_Installatie_5f_afronden.A1" office:value-type="string">
            <text:p text:style-name="P54"><text:span text:style-name="Strong_20_Emphasis"><text:span text:style-name="T101"><text:s/></text:span></text:span><text:span text:style-name="Strong_20_Emphasis"><text:span text:style-name="T137"><draw:control text:anchor-type="as-char" draw:z-index="52" draw:name="Vorm4_0" draw:style-name="gr1" draw:text-style-name="P85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58"><text:span text:style-name="T470">Typ</text:span><text:span text:style-name="Strong_20_Emphasis"><text:span text:style-name="T117">, of </text:span></text:span><text:span text:style-name="Strong_20_Emphasis"><text:span text:style-name="T114">kopieer en plak, de</text:span></text:span><text:span text:style-name="Strong_20_Emphasis"><text:span text:style-name="T119">z</text:span></text:span><text:span text:style-name="Strong_20_Emphasis"><text:span text:style-name="T114">e opdrachten, ieder gevolgd door de </text:span></text:span><text:span text:style-name="Strong_20_Emphasis"><text:span text:style-name="T234">Enter</text:span></text:span><text:span text:style-name="Strong_20_Emphasis"><text:span text:style-name="T87">-toets:<text:line-break/></text:span></text:span><text:span text:style-name="User_20_Entry"><text:span text:style-name="T295">wget karelzimmer.nl/</text:span></text:span><text:span text:style-name="User_20_Entry"><text:span text:style-name="T296">kz</text:span></text:span><text:span text:style-name="User_20_Entry"><text:span text:style-name="T295"><text:line-break/>bash </text:span></text:span><text:span text:style-name="User_20_Entry"><text:span text:style-name="T296">kz</text:span></text:span></text:p>
          </table:table-cell>
        </table:table-row>
        <table:table-row table:style-name="TableLine94505000610272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505000610864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9" draw:name="Vorm37" draw:style-name="gr1" draw:text-style-name="P85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94">Rond de</text:span></text:span><text:span text:style-name="Strong_20_Emphasis"><text:span text:style-name="T92"> installatie </text:span></text:span><text:span text:style-name="Strong_20_Emphasis"><text:span text:style-name="T94">af </text:span></text:span><text:span text:style-name="Strong_20_Emphasis"><text:span text:style-name="T87">via </text:span></text:span><text:span text:style-name="Strong_20_Emphasis"><text:span text:style-name="T103">een</text:span></text:span><text:span text:style-name="Strong_20_Emphasis"><text:span text:style-name="T102"> druk</text:span></text:span><text:span text:style-name="Strong_20_Emphasis"><text:span text:style-name="T103"> op</text:span></text:span><text:span text:style-name="Strong_20_Emphasis"><text:span text:style-name="T89"> de </text:span></text:span><text:span text:style-name="Strong_20_Emphasis"><text:span text:style-name="T232">Super</text:span></text:span><text:span text:style-name="Strong_20_Emphasis"><text:span text:style-name="T89">-toets</text:span></text:span><text:span text:style-name="Strong_20_Emphasis"><text:span text:style-name="T293"><text:note-ref text:note-class="footnote" text:reference-format="text" text:ref-name="ftn6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65">men</text:span></text:span><text:span text:style-name="Strong_20_Emphasis"><text:span text:style-name="T170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72">Installatiem</text:span></text:span><text:span text:style-name="Strong_20_Emphasis"><text:span text:style-name="T271">enu</text:span></text:span><text:span text:style-name="Strong_20_Emphasis"><text:span text:style-name="T86">.</text:span></text:span></text:p>
          </table:table-cell>
        </table:table-row>
        <table:table-row table:style-name="TableLine94505000611456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30" draw:name="Vorm38" draw:style-name="gr1" draw:text-style-name="P85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83">K</text:span></text:span><text:span text:style-name="Strong_20_Emphasis"><text:span text:style-name="T78">ie</text:span></text:span><text:span text:style-name="Strong_20_Emphasis"><text:span text:style-name="T77">s </text:span></text:span><text:span text:style-name="Strong_20_Emphasis"><text:span text:style-name="T270">3 -</text:span></text:span><text:span text:style-name="Strong_20_Emphasis"><text:span text:style-name="T241"> </text:span></text:span><text:span text:style-name="Strong_20_Emphasis"><text:span text:style-name="T265">Installatie</text:span></text:span><text:span text:style-name="Strong_20_Emphasis"><text:span text:style-name="T266"> </text:span></text:span><text:span text:style-name="Strong_20_Emphasis"><text:span text:style-name="T267">afron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4">Verder</text:span></text:span><text:span text:style-name="Strong_20_Emphasis"><text:span text:style-name="T100">.</text:span></text:span></text:p>
          </table:table-cell>
        </table:table-row>
        <table:table-row table:style-name="TableLine94505000612048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31" draw:name="Vorm39" draw:style-name="gr1" draw:text-style-name="P85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1"><text:span text:style-name="Strong_20_Emphasis"><text:span text:style-name="T73">Volg de aanwijzingen op het scherm.</text:span></text:span></text:p>
          </table:table-cell>
        </table:table-row>
        <table:table-row table:style-name="TableLine94505000612640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1"/>
          </table:table-cell>
        </table:table-row>
        <table:table-row table:style-name="TableLine94505000613232">
          <table:table-cell table:style-name="_33_._5f_Installatie_5f_afronden.A1" office:value-type="string">
            <text:p text:style-name="P59"><text:span text:style-name="Strong_20_Emphasis"><text:span text:style-name="T101"><text:s/></text:span></text:span><text:span text:style-name="Strong_20_Emphasis"><text:span text:style-name="T137"><draw:control text:anchor-type="as-char" draw:z-index="53" draw:name="Vorm39_0" draw:style-name="gr1" draw:text-style-name="P85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61"><text:span text:style-name="T473">De installatie kan nagelopen worden aan de hand van </text:span><text:span text:style-name="T478">een </text:span><text:span text:style-name="T473">bestand</text:span><text:span text:style-name="T473"><text:note text:id="ftn7" text:note-class="footnote"><text:note-citation>2</text:note-citation><text:note-body><text:p text:style-name="P74"><text:span text:style-name="T450">In map </text:span><text:span text:style-name="T447">/usr/local/etc </text:span><text:span text:style-name="T450">bevat </text:span><text:span text:style-name="T361">b</text:span><text:span text:style-name="T447">estand kz_install</text:span><text:span text:style-name="T360">_</text:span><text:span text:style-name="T359">applist</text:span><text:span text:style-name="T447"> </text:span><text:span text:style-name="T448">eerder geïnstalleerde apps</text:span><text:span text:style-name="T449">.</text:span></text:p></text:note-body></text:note></text:span><text:span text:style-name="T473"> aangemaakt in hoofdstuk 1 met keuze 1 - Installatie voorbereiden.</text:span></text:p>
          </table:table-cell>
        </table:table-row>
      </table:table>
      <text:p text:style-name="P34"><text:span text:style-name="Strong_20_Emphasis"><text:span text:style-name="T21"><text:tab/></text:span></text:span></text:p>
      <text:p text:style-name="P35"><text:span text:style-name="Strong_20_Emphasis"><text:span text:style-name="T100"/></text:span></text:p>
      <text:p text:style-name="P36"><text:span text:style-name="Strong_20_Emphasis"><text:span text:style-name="T73"/></text:span></text:p>
      <text:list xml:id="list80855981298999" text:continue-numbering="true" text:style-name="L1">
        <text:list-item>
          <text:p text:style-name="P78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505000585808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2" draw:name="Vorm40" draw:style-name="gr1" draw:text-style-name="P85" svg:width="0.35cm" svg:height="0.35cm" draw:control="control33"/></text:span></text:span></text:p>
          </table:table-cell>
          <table:table-cell table:style-name="Tabel2.A1" office:value-type="string">
            <text:p text:style-name="P15"><text:span text:style-name="Strong_20_Emphasis"><text:span text:style-name="T93">R</text:span></text:span><text:span text:style-name="Strong_20_Emphasis"><text:span text:style-name="T79">icht </text:span></text:span><text:span text:style-name="Definition"><text:span text:style-name="T9">gebruiker</text:span></text:span><text:span text:style-name="Strong_20_Emphasis"><text:span text:style-name="T74"><text:note text:id="ftn8" text:note-class="footnote"><text:note-citation>1</text:note-citation><text:note-body><text:p text:style-name="P73"><text:span text:style-name="T451">Na aanmelden als </text:span><text:span text:style-name="Definition"><text:span text:style-name="T462">2</text:span></text:span><text:span text:style-name="Definition"><text:span text:style-name="T476">e</text:span></text:span><text:span text:style-name="Definition"><text:span text:style-name="T462"> </text:span></text:span><text:span text:style-name="Definition"><text:span text:style-name="T463">gebruiker</text:span></text:span><text:span text:style-name="T451">, zoek en start</text:span><text:span text:style-name="T461"> </text:span><text:span text:style-name="T460">In</text:span><text:span text:style-name="T452">stallatiemenu</text:span><text:span text:style-name="Strong_20_Emphasis"><text:span text:style-name="T287"> </text:span></text:span><text:span text:style-name="T451">en </text:span><text:span text:style-name="User_20_Entry"><text:span text:style-name="T238">kies </text:span></text:span><text:span text:style-name="User_20_Entry"><text:span text:style-name="T240">4 -</text:span></text:span><text:span text:style-name="User_20_Entry"><text:span text:style-name="T238"> </text:span></text:span><text:span text:style-name="User_20_Entry"><text:span text:style-name="T239">Gebruiker inrichten</text:span></text:span><text:span text:style-name="User_20_Entry"><text:span text:style-name="T238">.</text:span></text:span></text:p></text:note-body></text:note></text:span></text:span><text:span text:style-name="Strong_20_Emphasis"><text:span text:style-name="T79"> </text:span></text:span><text:span text:style-name="Strong_20_Emphasis"><text:span text:style-name="T80">in </text:span></text:span><text:span text:style-name="Strong_20_Emphasis"><text:span text:style-name="T87">via </text:span></text:span><text:span text:style-name="Strong_20_Emphasis"><text:span text:style-name="T96">het </text:span></text:span><text:span text:style-name="Strong_20_Emphasis"><text:span text:style-name="T168">Installatiemenu</text:span></text:span><text:span text:style-name="Strong_20_Emphasis"><text:span text:style-name="T287"> </text:span></text:span><text:span text:style-name="Strong_20_Emphasis"><text:span text:style-name="T97">en </text:span></text:span><text:span text:style-name="Strong_20_Emphasis"><text:span text:style-name="T85">keuze</text:span></text:span><text:span text:style-name="Strong_20_Emphasis"><text:span text:style-name="T82"> </text:span></text:span><text:span text:style-name="Strong_20_Emphasis"><text:span text:style-name="T270">4 -</text:span></text:span><text:span text:style-name="Strong_20_Emphasis"><text:span text:style-name="T241"> </text:span></text:span><text:span text:style-name="T282">Gebruiker inrichten</text:span><text:span text:style-name="Strong_20_Emphasis"><text:span text:style-name="T76">.</text:span></text:span></text:p>
          </table:table-cell>
        </table:table-row>
        <table:table-row table:style-name="TableLine94505000550128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3" draw:name="Vorm41" draw:style-name="gr1" draw:text-style-name="P85" svg:width="0.35cm" svg:height="0.35cm" draw:control="control34"/></text:span></text:span></text:p>
          </table:table-cell>
          <table:table-cell table:style-name="Tabel2.A1" office:value-type="string">
            <text:p text:style-name="P43"><text:span text:style-name="Strong_20_Emphasis"><text:span text:style-name="T446">Volg de aanwijzingen op het scherm.</text:span></text:span></text:p>
          </table:table-cell>
        </table:table-row>
        <table:table-row table:style-name="TableLine94505000361264"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3"/>
          </table:table-cell>
        </table:table-row>
        <table:table-row table:style-name="TableLine94505000583856">
          <table:table-cell table:style-name="Tabel2.A1" office:value-type="string">
            <text:p text:style-name="P60"><text:span text:style-name="Strong_20_Emphasis"><text:span text:style-name="T101"><text:s/></text:span></text:span><text:span text:style-name="Strong_20_Emphasis"><text:span text:style-name="T137"><draw:control text:anchor-type="as-char" draw:z-index="54" draw:name="Vorm41_0" draw:style-name="gr1" draw:text-style-name="P85" svg:width="0.35cm" svg:height="0.35cm" draw:control="control55"/></text:span></text:span></text:p>
          </table:table-cell>
          <table:table-cell table:style-name="Tabel2.A1" office:value-type="string">
            <text:p text:style-name="P62"><text:span text:style-name="T364">Het</text:span><text:span text:style-name="T473"> </text:span><text:span text:style-name="T363">inrichten </text:span><text:span text:style-name="T473">kan nagelopen worden aan de hand van bestanden</text:span><text:span text:style-name="T471"><text:note text:id="ftn9" text:note-class="footnote"><text:note-citation>2</text:note-citation><text:note-body><text:p text:style-name="P74"><text:span text:style-name="T479">I</text:span><text:span text:style-name="T354">n</text:span><text:span text:style-name="T474"> de Persoonlijke map </text:span><text:span text:style-name="T354">bevat </text:span><text:span text:style-name="T356">map </text:span><text:span text:style-name="T357">kz_setup_list</text:span><text:span text:style-name="T358">s </text:span><text:span text:style-name="T355">bestanden met</text:span><text:span text:style-name="T354"> </text:span><text:span text:style-name="T477">eerder gekozen gebruikersfoto, </text:span><text:span text:style-name="T474">bureaubladachtergrond, favorieten, en opdrachtgeschiedenis.</text:span></text:p></text:note-body></text:note></text:span><text:span text:style-name="T473"> aangemaakt in hoofdstuk 1 met keuze 1 - Installatie voorbereiden.</text:span></text:p>
          </table:table-cell>
        </table:table-row>
        <table:table-row table:style-name="TableLine94505000567424"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3"/>
          </table:table-cell>
        </table:table-row>
        <table:table-row table:style-name="TableLine94505000819040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4" draw:name="Vorm42" draw:style-name="gr1" draw:text-style-name="P85" svg:width="0.35cm" svg:height="0.35cm" draw:control="control35"/></text:span></text:span></text:p>
          </table:table-cell>
          <table:table-cell table:style-name="Tabel2.A1" office:value-type="string">
            <text:p text:style-name="P43"><text:span text:style-name="Strong_20_Emphasis"><text:span text:style-name="T81">Herstart de computer.</text:span></text:span></text:p>
          </table:table-cell>
        </table:table-row>
        <table:table-row table:style-name="TableLine9450500071942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505000805776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5" draw:name="Vorm43" draw:style-name="gr1" draw:text-style-name="P85" svg:width="0.35cm" svg:height="0.35cm" draw:control="control36"/></text:span></text:span></text:p>
          </table:table-cell>
          <table:table-cell table:style-name="Tabel2.A1" office:value-type="string">
            <text:p text:style-name="P43"><text:span text:style-name="Strong_20_Emphasis"><text:span text:style-name="T75">Aanmelden als </text:span></text:span><text:span text:style-name="Definition"><text:span text:style-name="T12">gebruiker</text:span></text:span><text:span text:style-name="Strong_20_Emphasis"><text:span text:style-name="T75">.</text:span></text:span></text:p>
          </table:table-cell>
        </table:table-row>
        <table:table-row table:style-name="TableLine9450500078710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505000772336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6" draw:name="Vorm44" draw:style-name="gr1" draw:text-style-name="P85" svg:width="0.35cm" svg:height="0.35cm" draw:control="control37"/></text:span></text:span></text:p>
          </table:table-cell>
          <table:table-cell table:style-name="Tabel2.A1" office:value-type="string">
            <text:p text:style-name="P43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49">De nieuwe installatie van Ubuntu versleutelen voor de </text:span></text:span><text:span text:style-name="Strong_20_Emphasis"><text:span text:style-name="T253">veiligheid</text:span></text:span><text:span text:style-name="Strong_20_Emphasis"><text:span text:style-name="T26"> </text:span></text:span><text:span text:style-name="Strong_20_Emphasis"><text:span text:style-name="T286">is aangegeven tijdens de installatie,</text:span></text:span><text:span text:style-name="Strong_20_Emphasis"><text:span text:style-name="T24"> </text:span></text:span><text:span text:style-name="Strong_20_Emphasis"><text:span text:style-name="T39">l</text:span></text:span><text:span text:style-name="Strong_20_Emphasis"><text:span text:style-name="T24">eg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24"> vast in </text:span></text:span><text:span text:style-name="Strong_20_Emphasis"><text:span text:style-name="T58">een</text:span></text:span><text:span text:style-name="Strong_20_Emphasis"><text:span text:style-name="T24"> </text:span></text:span><text:span text:style-name="Strong_20_Emphasis"><text:span text:style-name="T58">w</text:span></text:span><text:span text:style-name="Strong_20_Emphasis"><text:span text:style-name="T59">achtwoordkluis</text:span></text:span><text:span text:style-name="Strong_20_Emphasis"><text:span text:style-name="T24"> </text:span></text:span><text:span text:style-name="Strong_20_Emphasis"><text:span text:style-name="T58">zoals </text:span></text:span><text:span text:style-name="Strong_20_Emphasis"><text:span text:style-name="T184">Bitwarden</text:span></text:span><text:span text:style-name="Strong_20_Emphasis"><text:span text:style-name="T58">, </text:span></text:span><text:span text:style-name="Strong_20_Emphasis"><text:span text:style-name="T68">zie links in de </text:span></text:span><text:span text:style-name="Strong_20_Emphasis"><text:span text:style-name="T134">balk</text:span></text:span><text:span text:style-name="Strong_20_Emphasis"><text:span text:style-name="T68">.</text:span></text:span></text:p>
          </table:table-cell>
        </table:table-row>
        <table:table-row table:style-name="TableLine9450500077292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505000710528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7" draw:name="Vorm45" draw:style-name="gr1" draw:text-style-name="P85" svg:width="0.35cm" svg:height="0.35cm" draw:control="control38"/></text:span></text:span></text:p>
          </table:table-cell>
          <table:table-cell table:style-name="Tabel2.A1" office:value-type="string">
            <text:p text:style-name="P48"><text:span text:style-name="Strong_20_Emphasis"><text:span text:style-name="T262">Maak een </text:span></text:span><text:span text:style-name="Strong_20_Emphasis"><text:span text:style-name="T264">back-up</text:span></text:span><text:span text:style-name="Strong_20_Emphasis"><text:span text:style-name="T262"> </text:span></text:span><text:span text:style-name="Strong_20_Emphasis"><text:span text:style-name="T261">via</text:span></text:span><text:span text:style-name="Strong_20_Emphasis"><text:span text:style-name="T87"> </text:span></text:span><text:span text:style-name="Strong_20_Emphasis"><text:span text:style-name="T75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32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67">men</text:span></text:span><text:span text:style-name="Strong_20_Emphasis"><text:span text:style-name="T171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72">Installatie</text:span></text:span><text:span text:style-name="Strong_20_Emphasis"><text:span text:style-name="T273">m</text:span></text:span><text:span text:style-name="Strong_20_Emphasis"><text:span text:style-name="T271">enu</text:span></text:span><text:span text:style-name="Strong_20_Emphasis"><text:span text:style-name="T86">.</text:span></text:span></text:p>
          </table:table-cell>
        </table:table-row>
        <table:table-row table:style-name="TableLine94505000711120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8" draw:name="Vorm46" draw:style-name="gr1" draw:text-style-name="P85" svg:width="0.35cm" svg:height="0.35cm" draw:control="control39"/></text:span></text:span></text:p>
          </table:table-cell>
          <table:table-cell table:style-name="Tabel2.A1" office:value-type="string">
            <text:p text:style-name="P43"><text:span text:style-name="Strong_20_Emphasis"><text:span text:style-name="T290">K</text:span></text:span><text:span text:style-name="Strong_20_Emphasis"><text:span text:style-name="T262">ies</text:span></text:span><text:span text:style-name="Strong_20_Emphasis"><text:span text:style-name="T261"> </text:span></text:span><text:span text:style-name="Strong_20_Emphasis"><text:span text:style-name="T279">5 -</text:span></text:span><text:span text:style-name="T260"> </text:span><text:span text:style-name="T279">Opdrachtenmenu</text:span><text:span text:style-name="T262">, </text:span><text:span text:style-name="T292">kies</text:span><text:span text:style-name="T262"> </text:span><text:span text:style-name="T280">1 -</text:span><text:span text:style-name="T260"> </text:span><text:span text:style-name="T283">Back-up</text:span><text:span text:style-name="T280"> </text:span><text:span text:style-name="T283">maken</text:span><text:span text:style-name="T260">,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4">Verder</text:span></text:span><text:span text:style-name="Strong_20_Emphasis"><text:span text:style-name="T100">.</text:span></text:span></text:p>
          </table:table-cell>
        </table:table-row>
        <table:table-row table:style-name="TableLine94505000711712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9" draw:name="Vorm47" draw:style-name="gr1" draw:text-style-name="P85" svg:width="0.35cm" svg:height="0.35cm" draw:control="control40"/></text:span></text:span></text:p>
          </table:table-cell>
          <table:table-cell table:style-name="Tabel2.A1" office:value-type="string">
            <text:p text:style-name="P43"><text:span text:style-name="Strong_20_Emphasis"><text:span text:style-name="T259">Volg de aanwijzingen op het scherm.</text:span></text:span></text:p>
          </table:table-cell>
        </table:table-row>
        <table:table-row table:style-name="TableLine9450500080347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505000804064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40" draw:name="Vorm48" draw:style-name="gr1" draw:text-style-name="P85" svg:width="0.35cm" svg:height="0.35cm" draw:control="control41"/></text:span></text:span></text:p>
          </table:table-cell>
          <table:table-cell table:style-name="Tabel2.A1" office:value-type="string">
            <text:p text:style-name="P50"><text:span text:style-name="Strong_20_Emphasis"><text:span text:style-name="T289">Plan automatische </text:span></text:span><text:span text:style-name="Strong_20_Emphasis"><text:span text:style-name="T291">reservekopieën</text:span></text:span><text:span text:style-name="Strong_20_Emphasis"><text:span text:style-name="T262"> </text:span></text:span><text:span text:style-name="Strong_20_Emphasis"><text:span text:style-name="T263">in </text:span></text:span><text:span text:style-name="Strong_20_Emphasis"><text:span text:style-name="T261">via</text:span></text:span><text:span text:style-name="Strong_20_Emphasis"><text:span text:style-name="T87"> </text:span></text:span><text:span text:style-name="Strong_20_Emphasis"><text:span text:style-name="T75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32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69">res</text:span></text:span><text:span text:style-name="Strong_20_Emphasis"><text:span text:style-name="T176">e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91">lik op </text:span></text:span><text:span text:style-name="Strong_20_Emphasis"><text:span text:style-name="T112">het </text:span></text:span><text:span text:style-name="Strong_20_Emphasis"><text:span text:style-name="T87">pictogram </text:span></text:span><text:span text:style-name="Strong_20_Emphasis"><text:span text:style-name="T112">van</text:span></text:span><text:span text:style-name="Strong_20_Emphasis"><text:span text:style-name="T91"> </text:span></text:span><text:span text:style-name="Strong_20_Emphasis"><text:span text:style-name="T274">Reservekopieën</text:span></text:span><text:span text:style-name="Strong_20_Emphasis"><text:span text:style-name="T86">.</text:span></text:span></text:p>
          </table:table-cell>
        </table:table-row>
        <table:table-row table:style-name="TableLine94505000804656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41" draw:name="Vorm49" draw:style-name="gr1" draw:text-style-name="P85" svg:width="0.35cm" svg:height="0.35cm" draw:control="control42"/></text:span></text:span></text:p>
          </table:table-cell>
          <table:table-cell table:style-name="Tabel2.A1" office:value-type="string">
            <text:p text:style-name="P43"><text:span text:style-name="Strong_20_Emphasis"><text:span text:style-name="T259">Volg de aanwijzingen op het scherm.</text:span></text:span></text:p>
          </table:table-cell>
        </table:table-row>
      </table:table>
      <text:p text:style-name="P14"><text:span text:style-name="Strong_20_Emphasis"><text:span text:style-name="T76"/></text:span></text:p>
      <text:p text:style-name="P42"/>
      <text:p text:style-name="P64"><text:span text:style-name="T308">E</text:span><text:span text:style-name="T309">inde c</text:span><text:span text:style-name="T303">hecklist, </text:span><text:span text:style-name="T310">d</text:span><text:span text:style-name="T303">e installatie van </text:span><text:span text:style-name="T303"><text:reference-ref text:reference-format="text" text:ref-name="Distributie">Ubuntu</text:reference-ref></text:span><text:span text:style-name="T303"><text:s/></text:span><text:span text:style-name="T304"><text:reference-ref text:reference-format="text" text:ref-name="Versie">20.04</text:reference-ref></text:span><text:span text:style-name="T303"><text:s/></text:span><text:span text:style-name="T303"><text:reference-ref text:reference-format="text" text:ref-name="Editie">desktop</text:reference-ref></text:span><text:span text:style-name="T303"><text:s/>is voltooid.</text:span></text:p>
      <text:p text:style-name="P23"/>
      <text:p text:style-name="P7"><text:span text:style-name="T129">Geschreven</text:span><text:span text:style-name="T57"> door Karel Zimmer &lt;</text:span><text:a xlink:type="simple" xlink:href="mailto:info@karelzimmer.nl" text:style-name="Internet_20_link" text:visited-style-name="Visited_20_Internet_20_Link">info@karelzimmer.nl</text:a><text:span text:style-name="T57">&gt;</text:span><text:span text:style-name="T6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Ubuntu_20.04_LTS_desktop.odt</text:file-name></text:span><text:span text:style-name="MT2"><text:tab/></text:span><text:span text:style-name="MT1"><text:date style:data-style-name="N36" text:date-value="2021-08-31T08:08:55.398545209">31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31T08:08:55.318574566</dc:date>
    <meta:keyword>Installatie</meta:keyword>
    <meta:keyword>Checklist</meta:keyword>
    <meta:keyword>Linux</meta:keyword>
    <meta:editing-cycles>6215</meta:editing-cycles>
    <meta:editing-duration>P10DT21H27M38S</meta:editing-duration>
    <meta:print-date>2021-03-23T20:07:57.967210640</meta:print-date>
    <dc:creator>Karel Zimmer</dc:creator>
    <meta:document-statistic meta:table-count="4" meta:image-count="0" meta:object-count="0" meta:page-count="4" meta:paragraph-count="135" meta:word-count="1033" meta:character-count="7092" meta:non-whitespace-character-count="6062"/>
    <meta:user-defined meta:name="Info 1"/>
    <meta:user-defined meta:name="Info 2"/>
    <meta:user-defined meta:name="Info 3"/>
    <meta:user-defined meta:name="Info 4"/>
  </office:meta>
</office:document-meta>
</file>